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co8" style:family="table-column">
      <style:table-column-properties fo:break-before="auto" style:column-width="4.378cm"/>
    </style:style>
    <style:style style:name="co9" style:family="table-column">
      <style:table-column-properties fo:break-before="auto" style:column-width="5.133cm"/>
    </style:style>
    <style:style style:name="co10" style:family="table-column">
      <style:table-column-properties fo:break-before="auto" style:column-width="4.567cm"/>
    </style:style>
    <style:style style:name="co11" style:family="table-column">
      <style:table-column-properties fo:break-before="auto" style:column-width="4.755cm"/>
    </style:style>
    <style:style style:name="co12" style:family="table-column">
      <style:table-column-properties fo:break-before="auto" style:column-width="3.868cm"/>
    </style:style>
    <style:style style:name="co13" style:family="table-column">
      <style:table-column-properties fo:break-before="auto" style:column-width="4.189cm"/>
    </style:style>
    <style:style style:name="co14" style:family="table-column">
      <style:table-column-properties fo:break-before="auto" style:column-width="3.623cm"/>
    </style:style>
    <style:style style:name="co15" style:family="table-column">
      <style:table-column-properties fo:break-before="auto" style:column-width="4.415cm"/>
    </style:style>
    <style:style style:name="co16" style:family="table-column">
      <style:table-column-properties fo:break-before="auto" style:column-width="3.662cm"/>
    </style:style>
    <style:style style:name="co17" style:family="table-column">
      <style:table-column-properties fo:break-before="auto" style:column-width="3.374cm"/>
    </style:style>
    <style:style style:name="co18" style:family="table-column">
      <style:table-column-properties fo:break-before="auto" style:column-width="2.551cm"/>
    </style:style>
    <style:style style:name="co19" style:family="table-column">
      <style:table-column-properties fo:break-before="auto" style:column-width="3.004cm"/>
    </style:style>
    <style:style style:name="co20" style:family="table-column">
      <style:table-column-properties fo:break-before="auto" style:column-width="2.258cm"/>
    </style:style>
    <style:style style:name="co21" style:family="table-column">
      <style:table-column-properties fo:break-before="auto" style:column-width="6.01cm"/>
    </style:style>
    <style:style style:name="co22" style:family="table-column">
      <style:table-column-properties fo:break-before="auto" style:column-width="8.149cm"/>
    </style:style>
    <style:style style:name="co23" style:family="table-column">
      <style:table-column-properties fo:break-before="auto" style:column-width="4.038cm"/>
    </style:style>
    <style:style style:name="co24" style:family="table-column">
      <style:table-column-properties fo:break-before="auto" style:column-width="2.281cm"/>
    </style:style>
    <style:style style:name="co25" style:family="table-column">
      <style:table-column-properties fo:break-before="auto" style:column-width="6.189cm"/>
    </style:style>
    <style:style style:name="co26" style:family="table-column">
      <style:table-column-properties fo:break-before="auto" style:column-width="9.17cm"/>
    </style:style>
    <style:style style:name="co31" style:family="table-column">
      <style:table-column-properties fo:break-before="auto" style:column-width="2.981cm"/>
    </style:style>
    <style:style style:name="co32" style:family="table-column">
      <style:table-column-properties fo:break-before="auto" style:column-width="3.457cm"/>
    </style:style>
    <style:style style:name="co33" style:family="table-column">
      <style:table-column-properties fo:break-before="auto" style:column-width="4.281cm"/>
    </style:style>
    <style:style style:name="co34" style:family="table-column">
      <style:table-column-properties fo:break-before="auto" style:column-width="4.815cm"/>
    </style:style>
    <style:style style:name="co35" style:family="table-column">
      <style:table-column-properties fo:break-before="auto" style:column-width="7.943cm"/>
    </style:style>
    <style:style style:name="co36" style:family="table-column">
      <style:table-column-properties fo:break-before="auto" style:column-width="3.468cm"/>
    </style:style>
    <style:style style:name="co37" style:family="table-column">
      <style:table-column-properties fo:break-before="auto" style:column-width="3.371cm"/>
    </style:style>
    <style:style style:name="co38" style:family="table-column">
      <style:table-column-properties fo:break-before="auto" style:column-width="3.992cm"/>
    </style:style>
    <style:style style:name="co39" style:family="table-column">
      <style:table-column-properties fo:break-before="auto" style:column-width="5.516cm"/>
    </style:style>
    <style:style style:name="co40" style:family="table-column">
      <style:table-column-properties fo:break-before="auto" style:column-width="5.556cm"/>
    </style:style>
    <style:style style:name="co41" style:family="table-column">
      <style:table-column-properties fo:break-before="auto" style:column-width="5.103cm"/>
    </style:style>
    <style:style style:name="co42" style:family="table-column">
      <style:table-column-properties fo:break-before="auto" style:column-width="3.189cm"/>
    </style:style>
    <style:style style:name="co46" style:family="table-column">
      <style:table-column-properties fo:break-before="auto" style:column-width="4.486cm"/>
    </style:style>
    <style:style style:name="co47" style:family="table-column">
      <style:table-column-properties fo:break-before="auto" style:column-width="4.692cm"/>
    </style:style>
    <style:style style:name="co48" style:family="table-column">
      <style:table-column-properties fo:break-before="auto" style:column-width="3.164cm"/>
    </style:style>
    <style:style style:name="co49" style:family="table-column">
      <style:table-column-properties fo:break-before="auto" style:column-width="4.71cm"/>
    </style:style>
    <style:style style:name="co50" style:family="table-column">
      <style:table-column-properties fo:break-before="auto" style:column-width="4.734cm"/>
    </style:style>
    <style:style style:name="co51" style:family="table-column">
      <style:table-column-properties fo:break-before="auto" style:column-width="5.029cm"/>
    </style:style>
    <style:style style:name="co52" style:family="table-column">
      <style:table-column-properties fo:break-before="auto" style:column-width="3.729cm"/>
    </style:style>
    <style:style style:name="ro14" style:family="table-row">
      <style:table-row-properties style:row-height="1.595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73cm" fo:break-before="auto" style:use-optimal-row-height="false"/>
    </style:style>
    <style:style style:name="ro9" style:family="table-row">
      <style:table-row-properties style:row-height="0.61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661cm" fo:break-before="auto" style:use-optimal-row-height="false"/>
    </style:style>
    <style:style style:name="ro12" style:family="table-row">
      <style:table-row-properties style:row-height="0.534cm" fo:break-before="auto" style:use-optimal-row-height="false"/>
    </style:style>
    <style:style style:name="ro13" style:family="table-row">
      <style:table-row-properties style:row-height="0.725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0.582cm" fo:break-before="auto" style:use-optimal-row-height="false"/>
    </style:style>
    <style:style style:name="ta1" style:family="table" style:master-page-name="Default">
      <style:table-properties table:display="true" style:writing-mode="lr-tb"/>
    </style:style>
    <style:style style:name="ta2"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23" style:family="table-cell" style:parent-style-name="Default">
      <style:table-cell-properties fo:border="0.74pt solid #000000"/>
    </style:style>
    <style:style style:name="ce232" style:family="table-cell" style:parent-style-name="Default" style:data-style-name="N36">
      <style:table-cell-properties style:text-align-source="fix" style:repeat-content="false" fo:border="0.74pt solid #000000"/>
      <style:paragraph-properties fo:text-align="center" fo:margin-left="0cm"/>
    </style:style>
    <style:style style:name="ce248"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0" style:family="table-cell" style:parent-style-name="Default">
      <style:table-cell-properties style:diagonal-bl-tr="none" fo:border="0.74pt solid #000000"/>
      <style:text-properties style:font-name="Times New Roman"/>
    </style:style>
    <style:style style:name="ce251"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3" style:family="table-cell" style:parent-style-name="Default">
      <style:table-cell-properties fo:border="0.74pt solid #000000"/>
      <style:text-properties style:font-name="Times New Roman"/>
    </style:style>
    <style:style style:name="ce260"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7"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7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74"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75"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76"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7"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78"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7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81"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82"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data-style-name="N36">
      <style:table-cell-properties fo:border="0.74pt solid #000000"/>
    </style:style>
    <style:style style:name="ce305" style:family="table-cell" style:parent-style-name="Default" style:data-style-name="N36">
      <style:table-cell-properties fo:background-color="#ffbf00" fo:border="0.74pt solid #000000"/>
    </style:style>
    <style:style style:name="ce311"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12" style:family="table-cell" style:parent-style-name="Default" style:data-style-name="N36">
      <style:table-cell-properties fo:border="0.74pt solid #000000"/>
      <style:text-properties style:text-line-through-style="solid" style:text-line-through-type="single"/>
    </style:style>
    <style:style style:name="ce313" style:family="table-cell" style:parent-style-name="Default">
      <style:table-cell-properties fo:background-color="#deebf7" style:text-align-source="fix" style:repeat-content="false" fo:border="0.74pt solid #000000" style:vertical-align="middle"/>
      <style:paragraph-properties fo:text-align="center"/>
    </style:style>
    <style:style style:name="ce314" style:family="table-cell" style:parent-style-name="Default" style:data-style-name="N36">
      <style:table-cell-properties fo:border="0.74pt solid #000000"/>
      <style:text-properties style:text-line-through-style="none" style:text-line-through-type="none"/>
    </style:style>
    <style:style style:name="ce315" style:family="table-cell" style:parent-style-name="Default">
      <style:table-cell-properties fo:background-color="#ffbf00" fo:border="0.74pt solid #000000"/>
    </style:style>
    <style:style style:name="ce316" style:family="table-cell" style:parent-style-name="Default">
      <style:table-cell-properties fo:border="0.74pt solid #000000"/>
      <style:text-properties style:text-line-through-style="solid" style:text-line-through-type="single"/>
    </style:style>
    <style:style style:name="ce317" style:family="table-cell" style:parent-style-name="Default">
      <style:table-cell-properties fo:border="0.74pt solid #000000"/>
      <style:text-properties style:text-line-through-style="none" style:text-line-through-type="none"/>
    </style: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63" style:family="table-cell" style:parent-style-name="Default">
      <style:table-cell-properties fo:background-color="#ffbf00" fo:border="0.74pt solid #000000"/>
      <style:text-properties fo:font-weight="bold" style:font-weight-asian="bold" style:font-weight-complex="bold"/>
    </style:style>
    <style:style style:name="ce2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86" style:family="table-cell" style:parent-style-name="Default">
      <style:table-cell-properties fo:background-color="#deebf7" style:diagonal-bl-tr="none" fo:border="0.74pt solid #000000"/>
      <style:text-properties style:font-name="Times New Roman"/>
    </style:style>
    <style:style style:name="ce284" style:family="table-cell" style:parent-style-name="Default">
      <style:table-cell-properties fo:background-color="#deebf7"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14"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73" style:family="table-cell" style:parent-style-name="Default">
      <style:table-cell-properties fo:wrap-option="wrap"/>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2" style:family="table-cell" style:parent-style-name="Default" style:data-style-name="N0"/>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12"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7"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9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20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20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36"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37"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40"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5" style:family="table-cell" style:parent-style-name="Default">
      <style:table-cell-properties style:diagonal-bl-tr="none" fo:border="0.74pt solid #000000"/>
      <style:text-properties style:font-name="Times New Roman"/>
    </style:style>
    <style:style style:name="ce256"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7" style:family="table-cell" style:parent-style-name="Default">
      <style:table-cell-properties fo:border="0.74pt solid #000000"/>
      <style:text-properties style:font-name="Times New Roman"/>
    </style:style>
    <style:style style:name="ce258"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9"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order="0.74pt solid #000000"/>
    </style:style>
    <style:style style:name="ce262"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6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68"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9"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8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90" style:family="table-cell" style:parent-style-name="Default" style:data-style-name="N36">
      <style:table-cell-properties style:text-align-source="fix" style:repeat-content="false" fo:border="0.74pt solid #000000"/>
      <style:paragraph-properties fo:text-align="center" fo:margin-left="0cm"/>
    </style:style>
    <style:style style:name="ce291"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293"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29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data-style-name="N36"/>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304"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0" style:family="table-cell" style:parent-style-name="Default" style:data-style-name="N36">
      <style:table-cell-properties fo:background-color="#ffbf00" fo:border="0.74pt solid #000000"/>
    </style:style>
    <style:style style:name="ce321"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22" style:family="table-cell" style:parent-style-name="Default" style:data-style-name="N36">
      <style:table-cell-properties fo:border="0.74pt solid #000000"/>
      <style:text-properties style:text-line-through-style="solid" style:text-line-through-type="single"/>
    </style:style>
    <style:style style:name="ce323" style:family="table-cell" style:parent-style-name="Default">
      <style:table-cell-properties fo:background-color="#deebf7" style:text-align-source="fix" style:repeat-content="false" fo:border="0.74pt solid #000000" style:vertical-align="middle"/>
      <style:paragraph-properties fo:text-align="center"/>
    </style:style>
    <style:style style:name="ce324" style:family="table-cell" style:parent-style-name="Default">
      <style:table-cell-properties fo:background-color="#ffbf00" fo:border="0.74pt solid #000000"/>
    </style:style>
    <style:style style:name="ce325" style:family="table-cell" style:parent-style-name="Default">
      <style:table-cell-properties fo:border="0.74pt solid #000000"/>
      <style:text-properties style:text-line-through-style="solid" style:text-line-through-type="single"/>
    </style:style>
    <style:style style:name="ce326" style:family="table-cell" style:parent-style-name="Default" style:data-style-name="N36">
      <style:table-cell-properties fo:border="0.74pt solid #000000"/>
      <style:text-properties style:text-line-through-style="none" style:text-line-through-type="none"/>
    </style:style>
    <style:style style:name="ce329"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talogo BOT'.B17">
          <table:error-message table:message-type="stop" table:display="true"/>
        </table:content-validation>
        <table:content-validation table:name="val2" table:condition="of:cell-content-is-in-list([$Emissioni.$A2:$Emissioni.$A17])" table:allow-empty-cell="false" table:display-list="unsorted" table:base-cell-address="'Catalogo BOT'.C3">
          <table:error-message table:message-type="stop" table:display="true"/>
        </table:content-validation>
        <table:content-validation table:name="val3" table:base-cell-address="'Catalogo BOT'.C6">
          <table:error-message table:message-type="stop" table:display="true"/>
        </table:content-validation>
        <table:content-validation table:name="val4" table:condition="of:cell-content-is-in-list(&quot;Annuale&quot;;&quot;Trimestrale&quot;)" table:allow-empty-cell="false" table:display-list="unsorted" table:base-cell-address="'Catalogo BOT'.A6">
          <table:error-message table:message-type="stop" table:display="true"/>
        </table:content-validation>
        <table:content-validation table:name="val5" table:condition="of:cell-content-is-in-list([$Emissioni.$A2:$Emissioni.$A16])" table:allow-empty-cell="false" table:display-list="unsorted" table:base-cell-address="'Previsione Prezzo d''Asta BOT'.A3">
          <table:error-message table:message-type="stop" table:display="true"/>
        </table:content-validation>
      </table:content-validations>
      <table:table table:name="Catalogo BOT" table:style-name="ta1">
        <office:forms form:automatic-focus="false" form:apply-design-mode="false"/>
        <table:table-column table:style-name="co8" table:default-cell-style-name="Default"/>
        <table:table-column table:style-name="co9" table:default-cell-style-name="Default"/>
        <table:table-column table:style-name="co10" table:number-columns-repeated="3"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4">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6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5">
          <table:covered-table-cell table:number-columns-repeated="9" table:style-name="ce63"/>
          <table:table-cell/>
          <table:table-cell table:style-name="ce307" office:value-type="string" calcext:value-type="string">
            <text:p>Guadagno Lordo</text:p>
          </table:table-cell>
          <table:table-cell table:style-name="ce63" office:value-type="string" calcext:value-type="string">
            <text:p>Guadagno Netto</text:p>
          </table:table-cell>
          <table:table-cell table:style-name="ce63" office:value-type="string" calcext:value-type="string">
            <text:p>Guadagno Lordo</text:p>
          </table:table-cell>
          <table:table-cell table:style-name="ce63" office:value-type="string" calcext:value-type="string">
            <text:p>Guadagno Netto</text:p>
          </table:table-cell>
          <table:table-cell table:style-name="ce310" office:value-type="string" calcext:value-type="string">
            <text:p>Lordo</text:p>
          </table:table-cell>
          <table:table-cell table:style-name="ce63" office:value-type="string" calcext:value-type="string">
            <text:p>Netto</text:p>
          </table:table-cell>
        </table:table-row>
        <table:table-row table:style-name="ro3">
          <table:table-cell table:style-name="ce285" office:value-type="string" calcext:value-type="string">
            <text:p>Bot Zc Ap24 A Eur </text:p>
          </table:table-cell>
          <table:table-cell table:style-name="ce289" table:formula="of:=VLOOKUP([.A3];[$Quotazioni.A:$Quotazioni.F];3;FALSE())" office:value-type="float" office:value="99.989" calcext:value-type="float">
            <text:p>99,989</text:p>
          </table:table-cell>
          <table:table-cell table:style-name="ce297" table:formula="of:=VLOOKUP([.A3];[$Emissioni.A:$Emissioni.E];3;FALSE())" office:value-type="string" office:string-value="" calcext:value-type="error">
            <text:p>#N/A</text:p>
          </table:table-cell>
          <table:table-cell table:style-name="ce289" table:formula="of:=VLOOKUP([.A3];[$Emissioni.A:$Emissioni.E];4;FALSE())" office:value-type="string" office:string-value="" calcext:value-type="error">
            <text:p>#N/A</text:p>
          </table:table-cell>
          <table:table-cell table:style-name="ce297" table:formula="of:=VLOOKUP([.A3];[$Emissioni.A:$Emissioni.E];5;FALSE())" office:value-type="string" office:string-value="" calcext:value-type="error">
            <text:p>#N/A</text:p>
          </table:table-cell>
          <table:table-cell table:style-name="ce298" table:formula="of:=(100-[.D3])*(([.E3]-TODAY())/([.E3]-[.C3]))" office:value-type="string" office:string-value="" calcext:value-type="error">
            <text:p>#N/A</text:p>
          </table:table-cell>
          <table:table-cell table:style-name="ce298" table:formula="of:=[.F3]*0.125" office:value-type="string" office:string-value="" calcext:value-type="error">
            <text:p>#N/A</text:p>
          </table:table-cell>
          <table:table-cell table:style-name="ce300" table:formula="of:=(100/[.B3])^(1/YEARFRAC(TODAY();[.E3];1))-1" office:value-type="string" office:string-value="" calcext:value-type="error">
            <text:p>#N/A</text:p>
          </table:table-cell>
          <table:table-cell table:style-name="ce300" table:formula="of:=(100/([.B3]+[.G3]))^(1/YEARFRAC(TODAY();[.E3];1))-1" office:value-type="string" office:string-value="" calcext:value-type="error">
            <text:p>#N/A</text:p>
          </table:table-cell>
          <table:table-cell table:style-name="ce302"/>
          <table:table-cell table:style-name="ce308" table:formula="of:=(100-[.B3])*([.$K$1]/100)" office:value-type="float" office:value="0.549999999999784" calcext:value-type="float">
            <text:p>0,55</text:p>
          </table:table-cell>
          <table:table-cell table:style-name="ce308" table:formula="of:=(100-([.B3]+[.G3]))*([.$K$1]/100)" office:value-type="string" office:string-value="" calcext:value-type="error">
            <text:p>#N/A</text:p>
          </table:table-cell>
          <table:table-cell table:style-name="ce308" table:formula="of:=(100-[.B3])*([.$M$1]/100)" office:value-type="float" office:value="1.09999999999957" calcext:value-type="float">
            <text:p>1,10</text:p>
          </table:table-cell>
          <table:table-cell table:style-name="ce308" table:formula="of:=(100-([.B3]+[.G3]))*([.$M$1]/100)" office:value-type="string" office:string-value="" calcext:value-type="error">
            <text:p>#N/A</text:p>
          </table:table-cell>
          <table:table-cell table:style-name="ce308" table:formula="of:=(100-[.B3])*([.$O$1]/100)" office:value-type="float" office:value="2.19999999999914" calcext:value-type="float">
            <text:p>2,20</text:p>
          </table:table-cell>
          <table:table-cell table:style-name="ce308" table:formula="of:=(100-([.B3]+[.G3]))*([.$O$1]/100)" office:value-type="string" office:string-value="" calcext:value-type="error">
            <text:p>#N/A</text:p>
          </table:table-cell>
        </table:table-row>
        <table:table-row table:style-name="ro3">
          <table:table-cell table:style-name="ce286" office:value-type="string" calcext:value-type="string">
            <text:p>Bot Zc Mg24 A Eur </text:p>
          </table:table-cell>
          <table:table-cell table:style-name="ce289" table:formula="of:=VLOOKUP([.A4];[$Quotazioni.A:$Quotazioni.F];3;FALSE())" office:value-type="float" office:value="99.988" calcext:value-type="float">
            <text:p>99,988</text:p>
          </table:table-cell>
          <table:table-cell table:style-name="ce297" table:formula="of:=VLOOKUP([.A4];[$Emissioni.A:$Emissioni.E];3;FALSE())" office:value-type="date" office:date-value="2023-05-12" calcext:value-type="date">
            <text:p>12/05/2023</text:p>
          </table:table-cell>
          <table:table-cell table:style-name="ce289" table:formula="of:=VLOOKUP([.A4];[$Emissioni.A:$Emissioni.E];4;FALSE())" office:value-type="float" office:value="96.584" calcext:value-type="float">
            <text:p>96,584</text:p>
          </table:table-cell>
          <table:table-cell table:style-name="ce297" table:formula="of:=VLOOKUP([.A4];[$Emissioni.A:$Emissioni.E];5;FALSE())" office:value-type="date" office:date-value="2024-05-14" calcext:value-type="date">
            <text:p>14/05/2024</text:p>
          </table:table-cell>
          <table:table-cell table:style-name="ce298" table:formula="of:=(100-[.D4])*(([.E4]-TODAY())/([.E4]-[.C4]))" office:value-type="float" office:value="0.0278478260869565" calcext:value-type="float">
            <text:p>0,027848</text:p>
          </table:table-cell>
          <table:table-cell table:style-name="ce298" table:formula="of:=[.F4]*0.125" office:value-type="float" office:value="0.00348097826086956" calcext:value-type="float">
            <text:p>0,003481</text:p>
          </table:table-cell>
          <table:table-cell table:style-name="ce300" table:formula="of:=(100/[.B4])^(1/YEARFRAC(TODAY();[.E4];1))-1" office:value-type="percentage" office:value="0.0147485811099612" calcext:value-type="percentage">
            <text:p>1,47%</text:p>
          </table:table-cell>
          <table:table-cell table:style-name="ce300" table:formula="of:=(100/([.B4]+[.G4]))^(1/YEARFRAC(TODAY();[.E4];1))-1" office:value-type="percentage" office:value="0.0104478508403432" calcext:value-type="percentage">
            <text:p>1,04%</text:p>
          </table:table-cell>
          <table:table-cell/>
          <table:table-cell table:style-name="ce308" table:formula="of:=(100-[.B4])*([.$K$1]/100)" office:value-type="float" office:value="0.600000000000023" calcext:value-type="float">
            <text:p>0,60</text:p>
          </table:table-cell>
          <table:table-cell table:style-name="ce308" table:formula="of:=(100-([.B4]+[.G4]))*([.$K$1]/100)" office:value-type="float" office:value="0.425951086956644" calcext:value-type="float">
            <text:p>0,43</text:p>
          </table:table-cell>
          <table:table-cell table:style-name="ce308" table:formula="of:=(100-[.B4])*([.$M$1]/100)" office:value-type="float" office:value="1.20000000000005" calcext:value-type="float">
            <text:p>1,20</text:p>
          </table:table-cell>
          <table:table-cell table:style-name="ce308" table:formula="of:=(100-([.B4]+[.G4]))*([.$M$1]/100)" office:value-type="float" office:value="0.851902173913288" calcext:value-type="float">
            <text:p>0,85</text:p>
          </table:table-cell>
          <table:table-cell table:style-name="ce308" table:formula="of:=(100-[.B4])*([.$O$1]/100)" office:value-type="float" office:value="2.40000000000009" calcext:value-type="float">
            <text:p>2,40</text:p>
          </table:table-cell>
          <table:table-cell table:style-name="ce308" table:formula="of:=(100-([.B4]+[.G4]))*([.$O$1]/100)" office:value-type="float" office:value="1.70380434782658" calcext:value-type="float">
            <text:p>1,70</text:p>
          </table:table-cell>
        </table:table-row>
        <table:table-row table:style-name="ro3">
          <table:table-cell table:style-name="ce284" office:value-type="string" calcext:value-type="string">
            <text:p>Bot Zc May24 S Eur </text:p>
          </table:table-cell>
          <table:table-cell table:style-name="ce289" table:formula="of:=VLOOKUP([.A5];[$Quotazioni.A:$Quotazioni.F];3;FALSE())" office:value-type="float" office:value="99.818" calcext:value-type="float">
            <text:p>99,818</text:p>
          </table:table-cell>
          <table:table-cell table:style-name="ce297" table:formula="of:=VLOOKUP([.A5];[$Emissioni.A:$Emissioni.E];3;FALSE())" office:value-type="date" office:date-value="2023-11-30" calcext:value-type="date">
            <text:p>30/11/2023</text:p>
          </table:table-cell>
          <table:table-cell table:style-name="ce289" table:formula="of:=VLOOKUP([.A5];[$Emissioni.A:$Emissioni.E];4;FALSE())" office:value-type="float" office:value="98.076" calcext:value-type="float">
            <text:p>98,076</text:p>
          </table:table-cell>
          <table:table-cell table:style-name="ce297" table:formula="of:=VLOOKUP([.A5];[$Emissioni.A:$Emissioni.E];5;FALSE())" office:value-type="date" office:date-value="2024-05-31" calcext:value-type="date">
            <text:p>31/05/2024</text:p>
          </table:table-cell>
          <table:table-cell table:style-name="ce298" table:formula="of:=(100-[.D5])*(([.E5]-TODAY())/([.E5]-[.C5]))" office:value-type="float" office:value="0.210273224043717" calcext:value-type="float">
            <text:p>0,210273</text:p>
          </table:table-cell>
          <table:table-cell table:style-name="ce298" table:formula="of:=[.F5]*0.125" office:value-type="float" office:value="0.0262841530054646" calcext:value-type="float">
            <text:p>0,026284</text:p>
          </table:table-cell>
          <table:table-cell table:style-name="ce300" table:formula="of:=(100/[.B5])^(1/YEARFRAC(TODAY();[.E5];1))-1" office:value-type="percentage" office:value="0.0338982275598925" calcext:value-type="percentage">
            <text:p>3,39%</text:p>
          </table:table-cell>
          <table:table-cell table:style-name="ce300" table:formula="of:=(100/([.B5]+[.G5]))^(1/YEARFRAC(TODAY();[.E5];1))-1" office:value-type="percentage" office:value="0.0289287468932162" calcext:value-type="percentage">
            <text:p>2,89%</text:p>
          </table:table-cell>
          <table:table-cell/>
          <table:table-cell table:style-name="ce308" table:formula="of:=(100-[.B5])*([.$K$1]/100)" office:value-type="float" office:value="9.10000000000011" calcext:value-type="float">
            <text:p>9,10</text:p>
          </table:table-cell>
          <table:table-cell table:style-name="ce308" table:formula="of:=(100-([.B5]+[.G5]))*([.$K$1]/100)" office:value-type="float" office:value="7.78579234972696" calcext:value-type="float">
            <text:p>7,79</text:p>
          </table:table-cell>
          <table:table-cell table:style-name="ce308" table:formula="of:=(100-[.B5])*([.$M$1]/100)" office:value-type="float" office:value="18.2000000000002" calcext:value-type="float">
            <text:p>18,20</text:p>
          </table:table-cell>
          <table:table-cell table:style-name="ce308" table:formula="of:=(100-([.B5]+[.G5]))*([.$M$1]/100)" office:value-type="float" office:value="15.5715846994539" calcext:value-type="float">
            <text:p>15,57</text:p>
          </table:table-cell>
          <table:table-cell table:style-name="ce308" table:formula="of:=(100-[.B5])*([.$O$1]/100)" office:value-type="float" office:value="36.4000000000004" calcext:value-type="float">
            <text:p>36,40</text:p>
          </table:table-cell>
          <table:table-cell table:style-name="ce308" table:formula="of:=(100-([.B5]+[.G5]))*([.$O$1]/100)" office:value-type="float" office:value="31.1431693989078" calcext:value-type="float">
            <text:p>31,14</text:p>
          </table:table-cell>
        </table:table-row>
        <table:table-row table:style-name="ro3">
          <table:table-cell table:style-name="ce286" office:value-type="string" calcext:value-type="string">
            <text:p>Bot Zc Gn24 A Eur </text:p>
          </table:table-cell>
          <table:table-cell table:style-name="ce289" table:formula="of:=VLOOKUP([.A6];[$Quotazioni.A:$Quotazioni.F];3;FALSE())" office:value-type="float" office:value="99.6" calcext:value-type="float">
            <text:p>99,600</text:p>
          </table:table-cell>
          <table:table-cell table:style-name="ce297" table:formula="of:=VLOOKUP([.A6];[$Emissioni.A:$Emissioni.E];3;FALSE())" office:value-type="date" office:date-value="2023-06-14" calcext:value-type="date">
            <text:p>14/06/2023</text:p>
          </table:table-cell>
          <table:table-cell table:style-name="ce289" table:formula="of:=VLOOKUP([.A6];[$Emissioni.A:$Emissioni.E];4;FALSE())" office:value-type="float" office:value="96.434" calcext:value-type="float">
            <text:p>96,434</text:p>
          </table:table-cell>
          <table:table-cell table:style-name="ce297" table:formula="of:=VLOOKUP([.A6];[$Emissioni.A:$Emissioni.E];5;FALSE())" office:value-type="date" office:date-value="2024-06-14" calcext:value-type="date">
            <text:p>14/06/2024</text:p>
          </table:table-cell>
          <table:table-cell table:style-name="ce298" table:formula="of:=(100-[.D6])*(([.E6]-TODAY())/([.E6]-[.C6]))" office:value-type="float" office:value="0.331267759562842" calcext:value-type="float">
            <text:p>0,331268</text:p>
          </table:table-cell>
          <table:table-cell table:style-name="ce298" table:formula="of:=[.F6]*0.125" office:value-type="float" office:value="0.0414084699453552" calcext:value-type="float">
            <text:p>0,041408</text:p>
          </table:table-cell>
          <table:table-cell table:style-name="ce300" table:formula="of:=(100/[.B6])^(1/YEARFRAC(TODAY();[.E6];1))-1" office:value-type="percentage" office:value="0.0440894558969502" calcext:value-type="percentage">
            <text:p>4,41%</text:p>
          </table:table-cell>
          <table:table-cell table:style-name="ce300" table:formula="of:=(100/([.B6]+[.G6]))^(1/YEARFRAC(TODAY();[.E6];1))-1" office:value-type="percentage" office:value="0.0394281435674952" calcext:value-type="percentage">
            <text:p>3,94%</text:p>
          </table:table-cell>
          <table:table-cell/>
          <table:table-cell table:style-name="ce308" table:formula="of:=(100-[.B6])*([.$K$1]/100)" office:value-type="float" office:value="20.0000000000003" calcext:value-type="float">
            <text:p>20,00</text:p>
          </table:table-cell>
          <table:table-cell table:style-name="ce308" table:formula="of:=(100-([.B6]+[.G6]))*([.$K$1]/100)" office:value-type="float" office:value="17.9295765027327" calcext:value-type="float">
            <text:p>17,93</text:p>
          </table:table-cell>
          <table:table-cell table:style-name="ce308" table:formula="of:=(100-[.B6])*([.$M$1]/100)" office:value-type="float" office:value="40.0000000000006" calcext:value-type="float">
            <text:p>40,00</text:p>
          </table:table-cell>
          <table:table-cell table:style-name="ce308" table:formula="of:=(100-([.B6]+[.G6]))*([.$M$1]/100)" office:value-type="float" office:value="35.8591530054653" calcext:value-type="float">
            <text:p>35,86</text:p>
          </table:table-cell>
          <table:table-cell table:style-name="ce308" table:formula="of:=(100-[.B6])*([.$O$1]/100)" office:value-type="float" office:value="80.0000000000011" calcext:value-type="float">
            <text:p>80,00</text:p>
          </table:table-cell>
          <table:table-cell table:style-name="ce308" table:formula="of:=(100-([.B6]+[.G6]))*([.$O$1]/100)" office:value-type="float" office:value="71.7183060109306" calcext:value-type="float">
            <text:p>71,72</text:p>
          </table:table-cell>
        </table:table-row>
        <table:table-row table:style-name="ro3">
          <table:table-cell table:style-name="ce286" office:value-type="string" calcext:value-type="string">
            <text:p>Bot Zc Lg24 A Eur </text:p>
          </table:table-cell>
          <table:table-cell table:style-name="ce289" table:formula="of:=VLOOKUP([.A7];[$Quotazioni.A:$Quotazioni.F];3;FALSE())" office:value-type="float" office:value="99.391" calcext:value-type="float">
            <text:p>99,391</text:p>
          </table:table-cell>
          <table:table-cell table:style-name="ce297" table:formula="of:=VLOOKUP([.A7];[$Emissioni.A:$Emissioni.E];3;FALSE())" office:value-type="date" office:date-value="2023-07-14" calcext:value-type="date">
            <text:p>14/07/2023</text:p>
          </table:table-cell>
          <table:table-cell table:style-name="ce289" table:formula="of:=VLOOKUP([.A7];[$Emissioni.A:$Emissioni.E];4;FALSE())" office:value-type="float" office:value="96.162" calcext:value-type="float">
            <text:p>96,162</text:p>
          </table:table-cell>
          <table:table-cell table:style-name="ce297" table:formula="of:=VLOOKUP([.A7];[$Emissioni.A:$Emissioni.E];5;FALSE())" office:value-type="date" office:date-value="2024-07-12" calcext:value-type="date">
            <text:p>12/07/2024</text:p>
          </table:table-cell>
          <table:table-cell table:style-name="ce298" table:formula="of:=(100-[.D7])*(([.E7]-TODAY())/([.E7]-[.C7]))" office:value-type="float" office:value="0.653725274725274" calcext:value-type="float">
            <text:p>0,653725</text:p>
          </table:table-cell>
          <table:table-cell table:style-name="ce298" table:formula="of:=[.F7]*0.125" office:value-type="float" office:value="0.0817156593406592" calcext:value-type="float">
            <text:p>0,081716</text:p>
          </table:table-cell>
          <table:table-cell table:style-name="ce300" table:formula="of:=(100/[.B7])^(1/YEARFRAC(TODAY();[.E7];1))-1" office:value-type="percentage" office:value="0.0367186296828399" calcext:value-type="percentage">
            <text:p>3,67%</text:p>
          </table:table-cell>
          <table:table-cell table:style-name="ce300" table:formula="of:=(100/([.B7]+[.G7]))^(1/YEARFRAC(TODAY();[.E7];1))-1" office:value-type="percentage" office:value="0.0317012494887696" calcext:value-type="percentage">
            <text:p>3,17%</text:p>
          </table:table-cell>
          <table:table-cell/>
          <table:table-cell table:style-name="ce308" table:formula="of:=(100-[.B7])*([.$K$1]/100)" office:value-type="float" office:value="30.4499999999997" calcext:value-type="float">
            <text:p>30,45</text:p>
          </table:table-cell>
          <table:table-cell table:style-name="ce308" table:formula="of:=(100-([.B7]+[.G7]))*([.$K$1]/100)" office:value-type="float" office:value="26.3642170329668" calcext:value-type="float">
            <text:p>26,36</text:p>
          </table:table-cell>
          <table:table-cell table:style-name="ce308" table:formula="of:=(100-[.B7])*([.$M$1]/100)" office:value-type="float" office:value="60.8999999999995" calcext:value-type="float">
            <text:p>60,90</text:p>
          </table:table-cell>
          <table:table-cell table:style-name="ce308" table:formula="of:=(100-([.B7]+[.G7]))*([.$M$1]/100)" office:value-type="float" office:value="52.7284340659335" calcext:value-type="float">
            <text:p>52,73</text:p>
          </table:table-cell>
          <table:table-cell table:style-name="ce308" table:formula="of:=(100-[.B7])*([.$O$1]/100)" office:value-type="float" office:value="121.799999999999" calcext:value-type="float">
            <text:p>121,80</text:p>
          </table:table-cell>
          <table:table-cell table:style-name="ce308" table:formula="of:=(100-([.B7]+[.G7]))*([.$O$1]/100)" office:value-type="float" office:value="105.456868131867" calcext:value-type="float">
            <text:p>105,46</text:p>
          </table:table-cell>
        </table:table-row>
        <table:table-row table:style-name="ro3">
          <table:table-cell table:style-name="ce287" office:value-type="string" calcext:value-type="string">
            <text:p>Bot Zc Jul24 S Eur </text:p>
          </table:table-cell>
          <table:table-cell table:style-name="ce289" table:formula="of:=VLOOKUP([.A8];[$Quotazioni.A:$Quotazioni.F];3;FALSE())" office:value-type="float" office:value="99.21" calcext:value-type="float">
            <text:p>99,210</text:p>
          </table:table-cell>
          <table:table-cell table:style-name="ce297" table:formula="of:=VLOOKUP([.A8];[$Emissioni.A:$Emissioni.E];3;FALSE())" office:value-type="date" office:date-value="2024-01-31" calcext:value-type="date">
            <text:p>31/01/2024</text:p>
          </table:table-cell>
          <table:table-cell table:style-name="ce289" table:formula="of:=VLOOKUP([.A8];[$Emissioni.A:$Emissioni.E];4;FALSE())" office:value-type="float" office:value="98.13" calcext:value-type="float">
            <text:p>98,130</text:p>
          </table:table-cell>
          <table:table-cell table:style-name="ce297" table:formula="of:=VLOOKUP([.A8];[$Emissioni.A:$Emissioni.E];5;FALSE())" office:value-type="date" office:date-value="2024-07-31" calcext:value-type="date">
            <text:p>31/07/2024</text:p>
          </table:table-cell>
          <table:table-cell table:style-name="ce298" table:formula="of:=(100-[.D8])*(([.E8]-TODAY())/([.E8]-[.C8]))" office:value-type="float" office:value="0.832252747252749" calcext:value-type="float">
            <text:p>0,832253</text:p>
          </table:table-cell>
          <table:table-cell table:style-name="ce298" table:formula="of:=[.F8]*0.125" office:value-type="float" office:value="0.104031593406594" calcext:value-type="float">
            <text:p>0,104032</text:p>
          </table:table-cell>
          <table:table-cell table:style-name="ce300" table:formula="of:=(100/[.B8])^(1/YEARFRAC(TODAY();[.E8];1))-1" office:value-type="percentage" office:value="0.0364879671369782" calcext:value-type="percentage">
            <text:p>3,65%</text:p>
          </table:table-cell>
          <table:table-cell table:style-name="ce300" table:formula="of:=(100/([.B8]+[.G8]))^(1/YEARFRAC(TODAY();[.E8];1))-1" office:value-type="percentage" office:value="0.0315911418809225" calcext:value-type="percentage">
            <text:p>3,16%</text:p>
          </table:table-cell>
          <table:table-cell/>
          <table:table-cell table:style-name="ce308" table:formula="of:=(100-[.B8])*([.$K$1]/100)" office:value-type="float" office:value="39.5000000000003" calcext:value-type="float">
            <text:p>39,50</text:p>
          </table:table-cell>
          <table:table-cell table:style-name="ce308" table:formula="of:=(100-([.B8]+[.G8]))*([.$K$1]/100)" office:value-type="float" office:value="34.2984203296709" calcext:value-type="float">
            <text:p>34,30</text:p>
          </table:table-cell>
          <table:table-cell table:style-name="ce308" table:formula="of:=(100-[.B8])*([.$M$1]/100)" office:value-type="float" office:value="79.0000000000006" calcext:value-type="float">
            <text:p>79,00</text:p>
          </table:table-cell>
          <table:table-cell table:style-name="ce308" table:formula="of:=(100-([.B8]+[.G8]))*([.$M$1]/100)" office:value-type="float" office:value="68.5968406593418" calcext:value-type="float">
            <text:p>68,60</text:p>
          </table:table-cell>
          <table:table-cell table:style-name="ce308" table:formula="of:=(100-[.B8])*([.$O$1]/100)" office:value-type="float" office:value="158.000000000001" calcext:value-type="float">
            <text:p>158,00</text:p>
          </table:table-cell>
          <table:table-cell table:style-name="ce308" table:formula="of:=(100-([.B8]+[.G8]))*([.$O$1]/100)" office:value-type="float" office:value="137.193681318684" calcext:value-type="float">
            <text:p>137,19</text:p>
          </table:table-cell>
        </table:table-row>
        <table:table-row table:style-name="ro3">
          <table:table-cell table:style-name="ce284" office:value-type="string" calcext:value-type="string">
            <text:p>Bot Zc Ag24 A Eur </text:p>
          </table:table-cell>
          <table:table-cell table:style-name="ce289" table:formula="of:=VLOOKUP([.A9];[$Quotazioni.A:$Quotazioni.F];3;FALSE())" office:value-type="float" office:value="99.066" calcext:value-type="float">
            <text:p>99,066</text:p>
          </table:table-cell>
          <table:table-cell table:style-name="ce297" table:formula="of:=VLOOKUP([.A9];[$Emissioni.A:$Emissioni.E];3;FALSE())" office:value-type="date" office:date-value="2023-08-14" calcext:value-type="date">
            <text:p>14/08/2023</text:p>
          </table:table-cell>
          <table:table-cell table:style-name="ce289" table:formula="of:=VLOOKUP([.A9];[$Emissioni.A:$Emissioni.E];4;FALSE())" office:value-type="float" office:value="96.262" calcext:value-type="float">
            <text:p>96,262</text:p>
          </table:table-cell>
          <table:table-cell table:style-name="ce297" table:formula="of:=VLOOKUP([.A9];[$Emissioni.A:$Emissioni.E];5;FALSE())" office:value-type="date" office:date-value="2024-08-14" calcext:value-type="date">
            <text:p>14/08/2024</text:p>
          </table:table-cell>
          <table:table-cell table:style-name="ce298" table:formula="of:=(100-[.D9])*(([.E9]-TODAY())/([.E9]-[.C9]))" office:value-type="float" office:value="0.970245901639344" calcext:value-type="float">
            <text:p>0,970246</text:p>
          </table:table-cell>
          <table:table-cell table:style-name="ce298" table:formula="of:=[.F9]*0.125" office:value-type="float" office:value="0.121280737704918" calcext:value-type="float">
            <text:p>0,121281</text:p>
          </table:table-cell>
          <table:table-cell table:style-name="ce300" table:formula="of:=(100/[.B9])^(1/YEARFRAC(TODAY();[.E9];1))-1" office:value-type="percentage" office:value="0.0368141310372292" calcext:value-type="percentage">
            <text:p>3,68%</text:p>
          </table:table-cell>
          <table:table-cell table:style-name="ce300" table:formula="of:=(100/([.B9]+[.G9]))^(1/YEARFRAC(TODAY();[.E9];1))-1" office:value-type="percentage" office:value="0.0319384338322986" calcext:value-type="percentage">
            <text:p>3,19%</text:p>
          </table:table-cell>
          <table:table-cell/>
          <table:table-cell table:style-name="ce308" table:formula="of:=(100-[.B9])*([.$K$1]/100)" office:value-type="float" office:value="46.6999999999999" calcext:value-type="float">
            <text:p>46,70</text:p>
          </table:table-cell>
          <table:table-cell table:style-name="ce308" table:formula="of:=(100-([.B9]+[.G9]))*([.$K$1]/100)" office:value-type="float" office:value="40.6359631147538" calcext:value-type="float">
            <text:p>40,64</text:p>
          </table:table-cell>
          <table:table-cell table:style-name="ce308" table:formula="of:=(100-[.B9])*([.$M$1]/100)" office:value-type="float" office:value="93.3999999999998" calcext:value-type="float">
            <text:p>93,40</text:p>
          </table:table-cell>
          <table:table-cell table:style-name="ce308" table:formula="of:=(100-([.B9]+[.G9]))*([.$M$1]/100)" office:value-type="float" office:value="81.2719262295076" calcext:value-type="float">
            <text:p>81,27</text:p>
          </table:table-cell>
          <table:table-cell table:style-name="ce308" table:formula="of:=(100-[.B9])*([.$O$1]/100)" office:value-type="float" office:value="186.8" calcext:value-type="float">
            <text:p>186,80</text:p>
          </table:table-cell>
          <table:table-cell table:style-name="ce308" table:formula="of:=(100-([.B9]+[.G9]))*([.$O$1]/100)" office:value-type="float" office:value="162.543852459015" calcext:value-type="float">
            <text:p>162,54</text:p>
          </table:table-cell>
        </table:table-row>
        <table:table-row table:style-name="ro3">
          <table:table-cell table:style-name="ce284" office:value-type="string" calcext:value-type="string">
            <text:p>Bot Zc Sep24 A Eur </text:p>
          </table:table-cell>
          <table:table-cell table:style-name="ce289" table:formula="of:=VLOOKUP([.A10];[$Quotazioni.A:$Quotazioni.F];3;FALSE())" office:value-type="float" office:value="98.777" calcext:value-type="float">
            <text:p>98,777</text:p>
          </table:table-cell>
          <table:table-cell table:style-name="ce297" table:formula="of:=VLOOKUP([.A10];[$Emissioni.A:$Emissioni.E];3;FALSE())" office:value-type="date" office:date-value="2023-09-14" calcext:value-type="date">
            <text:p>14/09/2023</text:p>
          </table:table-cell>
          <table:table-cell table:style-name="ce289" table:formula="of:=VLOOKUP([.A10];[$Emissioni.A:$Emissioni.E];4;FALSE())" office:value-type="float" office:value="96.222" calcext:value-type="float">
            <text:p>96,222</text:p>
          </table:table-cell>
          <table:table-cell table:style-name="ce297" table:formula="of:=VLOOKUP([.A10];[$Emissioni.A:$Emissioni.E];5;FALSE())" office:value-type="date" office:date-value="2024-09-13" calcext:value-type="date">
            <text:p>13/09/2024</text:p>
          </table:table-cell>
          <table:table-cell table:style-name="ce298" table:formula="of:=(100-[.D10])*(([.E10]-TODAY())/([.E10]-[.C10]))" office:value-type="float" office:value="1.29383561643836" calcext:value-type="float">
            <text:p>1,293836</text:p>
          </table:table-cell>
          <table:table-cell table:style-name="ce298" table:formula="of:=[.F10]*0.125" office:value-type="float" office:value="0.161729452054795" calcext:value-type="float">
            <text:p>0,161729</text:p>
          </table:table-cell>
          <table:table-cell table:style-name="ce300" table:formula="of:=(100/[.B10])^(1/YEARFRAC(TODAY();[.E10];1))-1" office:value-type="percentage" office:value="0.0366871712183683" calcext:value-type="percentage">
            <text:p>3,67%</text:p>
          </table:table-cell>
          <table:table-cell table:style-name="ce300" table:formula="of:=(100/([.B10]+[.G10]))^(1/YEARFRAC(TODAY();[.E10];1))-1" office:value-type="percentage" office:value="0.0317331594897896" calcext:value-type="percentage">
            <text:p>3,17%</text:p>
          </table:table-cell>
          <table:table-cell/>
          <table:table-cell table:style-name="ce308" table:formula="of:=(100-[.B10])*([.$K$1]/100)" office:value-type="float" office:value="61.15" calcext:value-type="float">
            <text:p>61,15</text:p>
          </table:table-cell>
          <table:table-cell table:style-name="ce308" table:formula="of:=(100-([.B10]+[.G10]))*([.$K$1]/100)" office:value-type="float" office:value="53.0635273972599" calcext:value-type="float">
            <text:p>53,06</text:p>
          </table:table-cell>
          <table:table-cell table:style-name="ce308" table:formula="of:=(100-[.B10])*([.$M$1]/100)" office:value-type="float" office:value="122.3" calcext:value-type="float">
            <text:p>122,30</text:p>
          </table:table-cell>
          <table:table-cell table:style-name="ce308" table:formula="of:=(100-([.B10]+[.G10]))*([.$M$1]/100)" office:value-type="float" office:value="106.12705479452" calcext:value-type="float">
            <text:p>106,13</text:p>
          </table:table-cell>
          <table:table-cell table:style-name="ce308" table:formula="of:=(100-[.B10])*([.$O$1]/100)" office:value-type="float" office:value="244.6" calcext:value-type="float">
            <text:p>244,60</text:p>
          </table:table-cell>
          <table:table-cell table:style-name="ce308" table:formula="of:=(100-([.B10]+[.G10]))*([.$O$1]/100)" office:value-type="float" office:value="212.25410958904" calcext:value-type="float">
            <text:p>212,25</text:p>
          </table:table-cell>
        </table:table-row>
        <table:table-row table:style-name="ro3">
          <table:table-cell table:style-name="ce288" office:value-type="string" calcext:value-type="string">
            <text:p>Bot Zc Sep24 S Eur </text:p>
          </table:table-cell>
          <table:table-cell table:style-name="ce289" table:formula="of:=VLOOKUP([.A11];[$Quotazioni.A:$Quotazioni.F];3;FALSE())" office:value-type="float" office:value="98.603" calcext:value-type="float">
            <text:p>98,603</text:p>
          </table:table-cell>
          <table:table-cell table:style-name="ce297" table:formula="of:=VLOOKUP([.A11];[$Emissioni.A:$Emissioni.E];3;FALSE())" office:value-type="date" office:date-value="2024-03-28" calcext:value-type="date">
            <text:p>28/03/2024</text:p>
          </table:table-cell>
          <table:table-cell table:style-name="ce289" table:formula="of:=VLOOKUP([.A11];[$Emissioni.A:$Emissioni.E];4;FALSE())" office:value-type="float" office:value="98.092" calcext:value-type="float">
            <text:p>98,092</text:p>
          </table:table-cell>
          <table:table-cell table:style-name="ce297" table:formula="of:=VLOOKUP([.A11];[$Emissioni.A:$Emissioni.E];5;FALSE())" office:value-type="date" office:date-value="2024-09-30" calcext:value-type="date">
            <text:p>30/09/2024</text:p>
          </table:table-cell>
          <table:table-cell table:style-name="ce298" table:formula="of:=(100-[.D11])*(([.E11]-TODAY())/([.E11]-[.C11]))" office:value-type="float" office:value="1.45664516129032" calcext:value-type="float">
            <text:p>1,456645</text:p>
          </table:table-cell>
          <table:table-cell table:style-name="ce298" table:formula="of:=[.F11]*0.125" office:value-type="float" office:value="0.18208064516129" calcext:value-type="float">
            <text:p>0,182081</text:p>
          </table:table-cell>
          <table:table-cell table:style-name="ce300" table:formula="of:=(100/[.B11])^(1/YEARFRAC(TODAY();[.E11];1))-1" office:value-type="percentage" office:value="0.0369265117032687" calcext:value-type="percentage">
            <text:p>3,69%</text:p>
          </table:table-cell>
          <table:table-cell table:style-name="ce300" table:formula="of:=(100/([.B11]+[.G11]))^(1/YEARFRAC(TODAY();[.E11];1))-1" office:value-type="percentage" office:value="0.0320074583200181" calcext:value-type="percentage">
            <text:p>3,20%</text:p>
          </table:table-cell>
          <table:table-cell/>
          <table:table-cell table:style-name="ce308" table:formula="of:=(100-[.B11])*([.$K$1]/100)" office:value-type="float" office:value="69.8500000000003" calcext:value-type="float">
            <text:p>69,85</text:p>
          </table:table-cell>
          <table:table-cell table:style-name="ce308" table:formula="of:=(100-([.B11]+[.G11]))*([.$K$1]/100)" office:value-type="float" office:value="60.7459677419357" calcext:value-type="float">
            <text:p>60,75</text:p>
          </table:table-cell>
          <table:table-cell table:style-name="ce308" table:formula="of:=(100-[.B11])*([.$M$1]/100)" office:value-type="float" office:value="139.700000000001" calcext:value-type="float">
            <text:p>139,70</text:p>
          </table:table-cell>
          <table:table-cell table:style-name="ce308" table:formula="of:=(100-([.B11]+[.G11]))*([.$M$1]/100)" office:value-type="float" office:value="121.491935483871" calcext:value-type="float">
            <text:p>121,49</text:p>
          </table:table-cell>
          <table:table-cell table:style-name="ce308" table:formula="of:=(100-[.B11])*([.$O$1]/100)" office:value-type="float" office:value="279.400000000001" calcext:value-type="float">
            <text:p>279,40</text:p>
          </table:table-cell>
          <table:table-cell table:style-name="ce308" table:formula="of:=(100-([.B11]+[.G11]))*([.$O$1]/100)" office:value-type="float" office:value="242.983870967743" calcext:value-type="float">
            <text:p>242,98</text:p>
          </table:table-cell>
        </table:table-row>
        <table:table-row table:style-name="ro3">
          <table:table-cell table:style-name="ce284" office:value-type="string" calcext:value-type="string">
            <text:p>Bot Zc Oct24 A Eur </text:p>
          </table:table-cell>
          <table:table-cell table:style-name="ce289" table:formula="of:=VLOOKUP([.A12];[$Quotazioni.A:$Quotazioni.F];3;FALSE())" office:value-type="float" office:value="98.482" calcext:value-type="float">
            <text:p>98,482</text:p>
          </table:table-cell>
          <table:table-cell table:style-name="ce297" table:formula="of:=VLOOKUP([.A12];[$Emissioni.A:$Emissioni.E];3;FALSE())" office:value-type="date" office:date-value="2023-10-13" calcext:value-type="date">
            <text:p>13/10/2023</text:p>
          </table:table-cell>
          <table:table-cell table:style-name="ce289" table:formula="of:=VLOOKUP([.A12];[$Emissioni.A:$Emissioni.E];4;FALSE())" office:value-type="float" office:value="96.137" calcext:value-type="float">
            <text:p>96,137</text:p>
          </table:table-cell>
          <table:table-cell table:style-name="ce297" table:formula="of:=VLOOKUP([.A12];[$Emissioni.A:$Emissioni.E];5;FALSE())" office:value-type="date" office:date-value="2024-10-14" calcext:value-type="date">
            <text:p>14/10/2024</text:p>
          </table:table-cell>
          <table:table-cell table:style-name="ce298" table:formula="of:=(100-[.D12])*(([.E12]-TODAY())/([.E12]-[.C12]))" office:value-type="float" office:value="1.64203814713896" calcext:value-type="float">
            <text:p>1,642038</text:p>
          </table:table-cell>
          <table:table-cell table:style-name="ce298" table:formula="of:=[.F12]*0.125" office:value-type="float" office:value="0.205254768392371" calcext:value-type="float">
            <text:p>0,205255</text:p>
          </table:table-cell>
          <table:table-cell table:style-name="ce300" table:formula="of:=(100/[.B12])^(1/YEARFRAC(TODAY();[.E12];1))-1" office:value-type="percentage" office:value="0.0365394339122149" calcext:value-type="percentage">
            <text:p>3,65%</text:p>
          </table:table-cell>
          <table:table-cell table:style-name="ce300" table:formula="of:=(100/([.B12]+[.G12]))^(1/YEARFRAC(TODAY();[.E12];1))-1" office:value-type="percentage" office:value="0.0314885631688677" calcext:value-type="percentage">
            <text:p>3,15%</text:p>
          </table:table-cell>
          <table:table-cell/>
          <table:table-cell table:style-name="ce308" table:formula="of:=(100-[.B12])*([.$K$1]/100)" office:value-type="float" office:value="75.9" calcext:value-type="float">
            <text:p>75,90</text:p>
          </table:table-cell>
          <table:table-cell table:style-name="ce308" table:formula="of:=(100-([.B12]+[.G12]))*([.$K$1]/100)" office:value-type="float" office:value="65.6372615803818" calcext:value-type="float">
            <text:p>65,64</text:p>
          </table:table-cell>
          <table:table-cell table:style-name="ce308" table:formula="of:=(100-[.B12])*([.$M$1]/100)" office:value-type="float" office:value="151.8" calcext:value-type="float">
            <text:p>151,80</text:p>
          </table:table-cell>
          <table:table-cell table:style-name="ce308" table:formula="of:=(100-([.B12]+[.G12]))*([.$M$1]/100)" office:value-type="float" office:value="131.274523160764" calcext:value-type="float">
            <text:p>131,27</text:p>
          </table:table-cell>
          <table:table-cell table:style-name="ce308" table:formula="of:=(100-[.B12])*([.$O$1]/100)" office:value-type="float" office:value="303.6" calcext:value-type="float">
            <text:p>303,60</text:p>
          </table:table-cell>
          <table:table-cell table:style-name="ce308" table:formula="of:=(100-([.B12]+[.G12]))*([.$O$1]/100)" office:value-type="float" office:value="262.549046321527" calcext:value-type="float">
            <text:p>262,55</text:p>
          </table:table-cell>
        </table:table-row>
        <table:table-row table:style-name="ro3">
          <table:table-cell table:style-name="ce284" office:value-type="string" calcext:value-type="string">
            <text:p>Bot Zc Nov24 A Eur </text:p>
          </table:table-cell>
          <table:table-cell table:style-name="ce289" table:formula="of:=VLOOKUP([.A13];[$Quotazioni.A:$Quotazioni.F];3;FALSE())" office:value-type="float" office:value="98.18" calcext:value-type="float">
            <text:p>98,180</text:p>
          </table:table-cell>
          <table:table-cell table:style-name="ce297" table:formula="of:=VLOOKUP([.A13];[$Emissioni.A:$Emissioni.E];3;FALSE())" office:value-type="date" office:date-value="2023-11-14" calcext:value-type="date">
            <text:p>14/11/2023</text:p>
          </table:table-cell>
          <table:table-cell table:style-name="ce289" table:formula="of:=VLOOKUP([.A13];[$Emissioni.A:$Emissioni.E];4;FALSE())" office:value-type="float" office:value="96.224" calcext:value-type="float">
            <text:p>96,224</text:p>
          </table:table-cell>
          <table:table-cell table:style-name="ce297" table:formula="of:=VLOOKUP([.A13];[$Emissioni.A:$Emissioni.E];5;FALSE())" office:value-type="date" office:date-value="2024-11-14" calcext:value-type="date">
            <text:p>14/11/2024</text:p>
          </table:table-cell>
          <table:table-cell table:style-name="ce298" table:formula="of:=(100-[.D13])*(([.E13]-TODAY())/([.E13]-[.C13]))" office:value-type="float" office:value="1.92926775956284" calcext:value-type="float">
            <text:p>1,929268</text:p>
          </table:table-cell>
          <table:table-cell table:style-name="ce298" table:formula="of:=[.F13]*0.125" office:value-type="float" office:value="0.241158469945355" calcext:value-type="float">
            <text:p>0,241158</text:p>
          </table:table-cell>
          <table:table-cell table:style-name="ce300" table:formula="of:=(100/[.B13])^(1/YEARFRAC(TODAY();[.E13];1))-1" office:value-type="percentage" office:value="0.0366035304685857" calcext:value-type="percentage">
            <text:p>3,66%</text:p>
          </table:table-cell>
          <table:table-cell table:style-name="ce300" table:formula="of:=(100/([.B13]+[.G13]))^(1/YEARFRAC(TODAY();[.E13];1))-1" office:value-type="percentage" office:value="0.0316381036473767" calcext:value-type="percentage">
            <text:p>3,16%</text:p>
          </table:table-cell>
          <table:table-cell/>
          <table:table-cell table:style-name="ce308" table:formula="of:=(100-[.B13])*([.$K$1]/100)" office:value-type="float" office:value="90.9999999999997" calcext:value-type="float">
            <text:p>91,00</text:p>
          </table:table-cell>
          <table:table-cell table:style-name="ce308" table:formula="of:=(100-([.B13]+[.G13]))*([.$K$1]/100)" office:value-type="float" office:value="78.9420765027316" calcext:value-type="float">
            <text:p>78,94</text:p>
          </table:table-cell>
          <table:table-cell table:style-name="ce308" table:formula="of:=(100-[.B13])*([.$M$1]/100)" office:value-type="float" office:value="181.999999999999" calcext:value-type="float">
            <text:p>182,00</text:p>
          </table:table-cell>
          <table:table-cell table:style-name="ce308" table:formula="of:=(100-([.B13]+[.G13]))*([.$M$1]/100)" office:value-type="float" office:value="157.884153005463" calcext:value-type="float">
            <text:p>157,88</text:p>
          </table:table-cell>
          <table:table-cell table:style-name="ce308" table:formula="of:=(100-[.B13])*([.$O$1]/100)" office:value-type="float" office:value="363.999999999999" calcext:value-type="float">
            <text:p>364,00</text:p>
          </table:table-cell>
          <table:table-cell table:style-name="ce308" table:formula="of:=(100-([.B13]+[.G13]))*([.$O$1]/100)" office:value-type="float" office:value="315.768306010926" calcext:value-type="float">
            <text:p>315,77</text:p>
          </table:table-cell>
        </table:table-row>
        <table:table-row table:style-name="ro3">
          <table:table-cell table:style-name="ce284" office:value-type="string" calcext:value-type="string">
            <text:p>Bot Zc Dec24 A Eur </text:p>
          </table:table-cell>
          <table:table-cell table:style-name="ce289" table:formula="of:=VLOOKUP([.A14];[$Quotazioni.A:$Quotazioni.F];3;FALSE())" office:value-type="float" office:value="97.954" calcext:value-type="float">
            <text:p>97,954</text:p>
          </table:table-cell>
          <table:table-cell table:style-name="ce297" table:formula="of:=VLOOKUP([.A14];[$Emissioni.A:$Emissioni.E];3;FALSE())" office:value-type="date" office:date-value="2023-12-14" calcext:value-type="date">
            <text:p>14/12/2023</text:p>
          </table:table-cell>
          <table:table-cell table:style-name="ce289" table:formula="of:=VLOOKUP([.A14];[$Emissioni.A:$Emissioni.E];4;FALSE())" office:value-type="float" office:value="96.547" calcext:value-type="float">
            <text:p>96,547</text:p>
          </table:table-cell>
          <table:table-cell table:style-name="ce297" table:formula="of:=VLOOKUP([.A14];[$Emissioni.A:$Emissioni.E];5;FALSE())" office:value-type="date" office:date-value="2024-12-13" calcext:value-type="date">
            <text:p>13/12/2024</text:p>
          </table:table-cell>
          <table:table-cell table:style-name="ce298" table:formula="of:=(100-[.D14])*(([.E14]-TODAY())/([.E14]-[.C14]))" office:value-type="float" office:value="2.04341917808219" calcext:value-type="float">
            <text:p>2,043419</text:p>
          </table:table-cell>
          <table:table-cell table:style-name="ce298" table:formula="of:=[.F14]*0.125" office:value-type="float" office:value="0.255427397260274" calcext:value-type="float">
            <text:p>0,255427</text:p>
          </table:table-cell>
          <table:table-cell table:style-name="ce300" table:formula="of:=(100/[.B14])^(1/YEARFRAC(TODAY();[.E14];1))-1" office:value-type="percentage" office:value="0.0356486064862123" calcext:value-type="percentage">
            <text:p>3,56%</text:p>
          </table:table-cell>
          <table:table-cell table:style-name="ce300" table:formula="of:=(100/([.B14]+[.G14]))^(1/YEARFRAC(TODAY();[.E14];1))-1" office:value-type="percentage" office:value="0.0310886407584363" calcext:value-type="percentage">
            <text:p>3,11%</text:p>
          </table:table-cell>
          <table:table-cell/>
          <table:table-cell table:style-name="ce308" table:formula="of:=(100-[.B14])*([.$K$1]/100)" office:value-type="float" office:value="102.3" calcext:value-type="float">
            <text:p>102,30</text:p>
          </table:table-cell>
          <table:table-cell table:style-name="ce308" table:formula="of:=(100-([.B14]+[.G14]))*([.$K$1]/100)" office:value-type="float" office:value="89.5286301369865" calcext:value-type="float">
            <text:p>89,53</text:p>
          </table:table-cell>
          <table:table-cell table:style-name="ce308" table:formula="of:=(100-[.B14])*([.$M$1]/100)" office:value-type="float" office:value="204.600000000001" calcext:value-type="float">
            <text:p>204,60</text:p>
          </table:table-cell>
          <table:table-cell table:style-name="ce308" table:formula="of:=(100-([.B14]+[.G14]))*([.$M$1]/100)" office:value-type="float" office:value="179.057260273973" calcext:value-type="float">
            <text:p>179,06</text:p>
          </table:table-cell>
          <table:table-cell table:style-name="ce308" table:formula="of:=(100-[.B14])*([.$O$1]/100)" office:value-type="float" office:value="409.200000000001" calcext:value-type="float">
            <text:p>409,20</text:p>
          </table:table-cell>
          <table:table-cell table:style-name="ce308" table:formula="of:=(100-([.B14]+[.G14]))*([.$O$1]/100)" office:value-type="float" office:value="358.114520547946" calcext:value-type="float">
            <text:p>358,11</text:p>
          </table:table-cell>
        </table:table-row>
        <table:table-row table:style-name="ro3">
          <table:table-cell table:style-name="ce284" office:value-type="string" calcext:value-type="string">
            <text:p>Bot Zc Jan25 Eur </text:p>
          </table:table-cell>
          <table:table-cell table:style-name="ce289" table:formula="of:=VLOOKUP([.A15];[$Quotazioni.A:$Quotazioni.F];3;FALSE())" office:value-type="float" office:value="97.609" calcext:value-type="float">
            <text:p>97,609</text:p>
          </table:table-cell>
          <table:table-cell table:style-name="ce297" table:formula="of:=VLOOKUP([.A15];[$Emissioni.A:$Emissioni.E];3;FALSE())" office:value-type="date" office:date-value="2024-01-12" calcext:value-type="date">
            <text:p>12/01/2024</text:p>
          </table:table-cell>
          <table:table-cell table:style-name="ce289" table:formula="of:=VLOOKUP([.A15];[$Emissioni.A:$Emissioni.E];4;FALSE())" office:value-type="float" office:value="96.97" calcext:value-type="float">
            <text:p>96,970</text:p>
          </table:table-cell>
          <table:table-cell table:style-name="ce297" table:formula="of:=VLOOKUP([.A15];[$Emissioni.A:$Emissioni.E];5;FALSE())" office:value-type="date" office:date-value="2025-01-14" calcext:value-type="date">
            <text:p>14/01/2025</text:p>
          </table:table-cell>
          <table:table-cell table:style-name="ce298" table:formula="of:=(100-[.D15])*(([.E15]-TODAY())/([.E15]-[.C15]))" office:value-type="float" office:value="2.04195652173913" calcext:value-type="float">
            <text:p>2,041957</text:p>
          </table:table-cell>
          <table:table-cell table:style-name="ce298" table:formula="of:=[.F15]*0.125" office:value-type="float" office:value="0.255244565217391" calcext:value-type="float">
            <text:p>0,255245</text:p>
          </table:table-cell>
          <table:table-cell table:style-name="ce300" table:formula="of:=(100/[.B15])^(1/YEARFRAC(TODAY();[.E15];1))-1" office:value-type="percentage" office:value="0.0362595541882258" calcext:value-type="percentage">
            <text:p>3,63%</text:p>
          </table:table-cell>
          <table:table-cell table:style-name="ce300" table:formula="of:=(100/([.B15]+[.G15]))^(1/YEARFRAC(TODAY();[.E15];1))-1" office:value-type="percentage" office:value="0.0322842094944655" calcext:value-type="percentage">
            <text:p>3,23%</text:p>
          </table:table-cell>
          <table:table-cell/>
          <table:table-cell table:style-name="ce308" table:formula="of:=(100-[.B15])*([.$K$1]/100)" office:value-type="float" office:value="119.55" calcext:value-type="float">
            <text:p>119,55</text:p>
          </table:table-cell>
          <table:table-cell table:style-name="ce308" table:formula="of:=(100-([.B15]+[.G15]))*([.$K$1]/100)" office:value-type="float" office:value="106.78777173913" calcext:value-type="float">
            <text:p>106,79</text:p>
          </table:table-cell>
          <table:table-cell table:style-name="ce308" table:formula="of:=(100-[.B15])*([.$M$1]/100)" office:value-type="float" office:value="239.100000000001" calcext:value-type="float">
            <text:p>239,10</text:p>
          </table:table-cell>
          <table:table-cell table:style-name="ce308" table:formula="of:=(100-([.B15]+[.G15]))*([.$M$1]/100)" office:value-type="float" office:value="213.575543478261" calcext:value-type="float">
            <text:p>213,58</text:p>
          </table:table-cell>
          <table:table-cell table:style-name="ce308" table:formula="of:=(100-[.B15])*([.$O$1]/100)" office:value-type="float" office:value="478.200000000001" calcext:value-type="float">
            <text:p>478,20</text:p>
          </table:table-cell>
          <table:table-cell table:style-name="ce308" table:formula="of:=(100-([.B15]+[.G15]))*([.$O$1]/100)" office:value-type="float" office:value="427.151086956522" calcext:value-type="float">
            <text:p>427,15</text:p>
          </table:table-cell>
        </table:table-row>
        <table:table-row table:style-name="ro3">
          <table:table-cell table:style-name="ce288" office:value-type="string" calcext:value-type="string">
            <text:p>Bot Zc Feb25 A Eur </text:p>
          </table:table-cell>
          <table:table-cell table:style-name="ce289" table:formula="of:=VLOOKUP([.A16];[$Quotazioni.A:$Quotazioni.F];3;FALSE())" office:value-type="float" office:value="97.312" calcext:value-type="float">
            <text:p>97,312</text:p>
          </table:table-cell>
          <table:table-cell table:style-name="ce297" table:formula="of:=VLOOKUP([.A16];[$Emissioni.A:$Emissioni.E];3;FALSE())" office:value-type="date" office:date-value="2024-02-14" calcext:value-type="date">
            <text:p>14/02/2024</text:p>
          </table:table-cell>
          <table:table-cell table:style-name="ce289" table:formula="of:=VLOOKUP([.A16];[$Emissioni.A:$Emissioni.E];4;FALSE())" office:value-type="float" office:value="96.543" calcext:value-type="float">
            <text:p>96,543</text:p>
          </table:table-cell>
          <table:table-cell table:style-name="ce297" table:formula="of:=VLOOKUP([.A16];[$Emissioni.A:$Emissioni.E];5;FALSE())" office:value-type="date" office:date-value="2025-02-14" calcext:value-type="date">
            <text:p>14/02/2025</text:p>
          </table:table-cell>
          <table:table-cell table:style-name="ce298" table:formula="of:=(100-[.D16])*(([.E16]-TODAY())/([.E16]-[.C16]))" office:value-type="float" office:value="2.63525409836065" calcext:value-type="float">
            <text:p>2,635254</text:p>
          </table:table-cell>
          <table:table-cell table:style-name="ce298" table:formula="of:=[.F16]*0.125" office:value-type="float" office:value="0.329406762295081" calcext:value-type="float">
            <text:p>0,329407</text:p>
          </table:table-cell>
          <table:table-cell table:style-name="ce300" table:formula="of:=(100/[.B16])^(1/YEARFRAC(TODAY();[.E16];1))-1" office:value-type="percentage" office:value="0.0362898274058086" calcext:value-type="percentage">
            <text:p>3,63%</text:p>
          </table:table-cell>
          <table:table-cell table:style-name="ce300" table:formula="of:=(100/([.B16]+[.G16]))^(1/YEARFRAC(TODAY();[.E16];1))-1" office:value-type="percentage" office:value="0.0317184999503186" calcext:value-type="percentage">
            <text:p>3,17%</text:p>
          </table:table-cell>
          <table:table-cell/>
          <table:table-cell table:style-name="ce308" table:formula="of:=(100-[.B16])*([.$K$1]/100)" office:value-type="float" office:value="134.4" calcext:value-type="float">
            <text:p>134,40</text:p>
          </table:table-cell>
          <table:table-cell table:style-name="ce308" table:formula="of:=(100-([.B16]+[.G16]))*([.$K$1]/100)" office:value-type="float" office:value="117.929661885246" calcext:value-type="float">
            <text:p>117,93</text:p>
          </table:table-cell>
          <table:table-cell table:style-name="ce308" table:formula="of:=(100-[.B16])*([.$M$1]/100)" office:value-type="float" office:value="268.8" calcext:value-type="float">
            <text:p>268,80</text:p>
          </table:table-cell>
          <table:table-cell table:style-name="ce308" table:formula="of:=(100-([.B16]+[.G16]))*([.$M$1]/100)" office:value-type="float" office:value="235.859323770492" calcext:value-type="float">
            <text:p>235,86</text:p>
          </table:table-cell>
          <table:table-cell table:style-name="ce308" table:formula="of:=(100-[.B16])*([.$O$1]/100)" office:value-type="float" office:value="537.600000000001" calcext:value-type="float">
            <text:p>537,60</text:p>
          </table:table-cell>
          <table:table-cell table:style-name="ce308" table:formula="of:=(100-([.B16]+[.G16]))*([.$O$1]/100)" office:value-type="float" office:value="471.718647540985" calcext:value-type="float">
            <text:p>471,72</text:p>
          </table:table-cell>
        </table:table-row>
        <table:table-row table:style-name="ro3">
          <table:table-cell table:style-name="ce288" office:value-type="string" calcext:value-type="string">
            <text:p>Bot Zc Mar25 A Eur </text:p>
          </table:table-cell>
          <table:table-cell table:style-name="ce289" table:formula="of:=VLOOKUP([.A17];[$Quotazioni.A:$Quotazioni.F];3;FALSE())" office:value-type="float" office:value="97.07" calcext:value-type="float">
            <text:p>97,070</text:p>
          </table:table-cell>
          <table:table-cell table:style-name="ce297" table:formula="of:=VLOOKUP([.A17];[$Emissioni.A:$Emissioni.E];3;FALSE())" office:value-type="date" office:date-value="2024-03-14" calcext:value-type="date">
            <text:p>14/03/2024</text:p>
          </table:table-cell>
          <table:table-cell table:style-name="ce289" table:formula="of:=VLOOKUP([.A17];[$Emissioni.A:$Emissioni.E];4;FALSE())" office:value-type="float" office:value="96.53" calcext:value-type="float">
            <text:p>96,530</text:p>
          </table:table-cell>
          <table:table-cell table:style-name="ce297" table:formula="of:=VLOOKUP([.A17];[$Emissioni.A:$Emissioni.E];5;FALSE())" office:value-type="date" office:date-value="2025-03-14" calcext:value-type="date">
            <text:p>14/03/2025</text:p>
          </table:table-cell>
          <table:table-cell table:style-name="ce298" table:formula="of:=(100-[.D17])*(([.E17]-TODAY())/([.E17]-[.C17]))" office:value-type="float" office:value="2.91860273972603" calcext:value-type="float">
            <text:p>2,918603</text:p>
          </table:table-cell>
          <table:table-cell table:style-name="ce298" table:formula="of:=[.F17]*0.125" office:value-type="float" office:value="0.364825342465753" calcext:value-type="float">
            <text:p>0,364825</text:p>
          </table:table-cell>
          <table:table-cell table:style-name="ce300" table:formula="of:=(100/[.B17])^(1/YEARFRAC(TODAY();[.E17];1))-1" office:value-type="percentage" office:value="0.0359884944176172" calcext:value-type="percentage">
            <text:p>3,60%</text:p>
          </table:table-cell>
          <table:table-cell table:style-name="ce300" table:formula="of:=(100/([.B17]+[.G17]))^(1/YEARFRAC(TODAY();[.E17];1))-1" office:value-type="percentage" office:value="0.0313782238108258" calcext:value-type="percentage">
            <text:p>3,14%</text:p>
          </table:table-cell>
          <table:table-cell/>
          <table:table-cell table:style-name="ce308" table:formula="of:=(100-[.B17])*([.$K$1]/100)" office:value-type="float" office:value="146.5" calcext:value-type="float">
            <text:p>146,50</text:p>
          </table:table-cell>
          <table:table-cell table:style-name="ce308" table:formula="of:=(100-([.B17]+[.G17]))*([.$K$1]/100)" office:value-type="float" office:value="128.258732876713" calcext:value-type="float">
            <text:p>128,26</text:p>
          </table:table-cell>
          <table:table-cell table:style-name="ce308" table:formula="of:=(100-[.B17])*([.$M$1]/100)" office:value-type="float" office:value="293.000000000001" calcext:value-type="float">
            <text:p>293,00</text:p>
          </table:table-cell>
          <table:table-cell table:style-name="ce308" table:formula="of:=(100-([.B17]+[.G17]))*([.$M$1]/100)" office:value-type="float" office:value="256.517465753426" calcext:value-type="float">
            <text:p>256,52</text:p>
          </table:table-cell>
          <table:table-cell table:style-name="ce308" table:formula="of:=(100-[.B17])*([.$O$1]/100)" office:value-type="float" office:value="586.000000000001" calcext:value-type="float">
            <text:p>586,00</text:p>
          </table:table-cell>
          <table:table-cell table:style-name="ce308" table:formula="of:=(100-([.B17]+[.G17]))*([.$O$1]/100)" office:value-type="float" office:value="513.034931506851" calcext:value-type="float">
            <text:p>513,03</text:p>
          </table:table-cell>
        </table:table-row>
        <table:table-row table:style-name="ro3">
          <table:table-cell table:style-name="ce288" office:value-type="string" calcext:value-type="string">
            <text:p>Bot Zc Apr25 A Eur </text:p>
          </table:table-cell>
          <table:table-cell table:style-name="ce289" table:formula="of:=VLOOKUP([.A18];[$Quotazioni.A:$Quotazioni.F];3;FALSE())" office:value-type="float" office:value="96.835" calcext:value-type="float">
            <text:p>96,835</text:p>
          </table:table-cell>
          <table:table-cell table:style-name="ce297" table:formula="of:=VLOOKUP([.A18];[$Emissioni.A:$Emissioni.E];3;FALSE())" office:value-type="date" office:date-value="2024-04-12" calcext:value-type="date">
            <text:p>12/04/2024</text:p>
          </table:table-cell>
          <table:table-cell table:style-name="ce289" table:formula="of:=VLOOKUP([.A18];[$Emissioni.A:$Emissioni.E];4;FALSE())" office:value-type="float" office:value="96.524" calcext:value-type="float">
            <text:p>96,524</text:p>
          </table:table-cell>
          <table:table-cell table:style-name="ce297" table:formula="of:=VLOOKUP([.A18];[$Emissioni.A:$Emissioni.E];5;FALSE())" office:value-type="date" office:date-value="2025-04-14" calcext:value-type="date">
            <text:p>14/04/2025</text:p>
          </table:table-cell>
          <table:table-cell table:style-name="ce298" table:formula="of:=(100-[.D18])*(([.E18]-TODAY())/([.E18]-[.C18]))" office:value-type="float" office:value="3.20132970027248" calcext:value-type="float">
            <text:p>3,201330</text:p>
          </table:table-cell>
          <table:table-cell table:style-name="ce298" table:formula="of:=[.F18]*0.125" office:value-type="float" office:value="0.40016621253406" calcext:value-type="float">
            <text:p>0,400166</text:p>
          </table:table-cell>
          <table:table-cell table:style-name="ce300" table:formula="of:=(100/[.B18])^(1/YEARFRAC(TODAY();[.E18];1))-1" office:value-type="percentage" office:value="0.0353409736845105" calcext:value-type="percentage">
            <text:p>3,53%</text:p>
          </table:table-cell>
          <table:table-cell table:style-name="ce300" table:formula="of:=(100/([.B18]+[.G18]))^(1/YEARFRAC(TODAY();[.E18];1))-1" office:value-type="percentage" office:value="0.0307404725874263" calcext:value-type="percentage">
            <text:p>3,07%</text:p>
          </table:table-cell>
          <table:table-cell table:number-columns-repeated="7"/>
        </table:table-row>
        <table:table-row table:style-name="ro3" table:number-rows-repeated="2">
          <table:table-cell table:number-columns-repeated="16"/>
        </table:table-row>
        <table:table-row table:style-name="ro3">
          <table:table-cell table:style-name="ce13" office:value-type="string" calcext:value-type="string" table:number-columns-spanned="9" table:number-rows-spanned="1">
            <text:p>Guida</text:p>
          </table:table-cell>
          <table:covered-table-cell table:number-columns-repeated="8"/>
          <table:table-cell table:number-columns-repeated="7"/>
        </table:table-row>
        <table:table-row table:style-name="ro3">
          <table:table-cell table:style-name="ce14" office:value-type="string" calcext:value-type="string" table:number-columns-spanned="9" table:number-rows-spanned="8">
            <text:p>Questa è la prima pagina da consultare quando si vuole acquistare e vendere BOT. Appena aprite il Foglio Excel cliccate sul <text:span text:style-name="T2">Security Warning</text:span> per aggiornare i prezzi delle quotazioni. Automaticamente la pagina del Catalogo vi mostrerà tutti i BOT sul mercato con Rendimenti Lordi e Netti. Guardando quest’ultimi potete subito farvi un’idea dei BOT che rendono di più. C’è una seconda tabella che vi mostra le cifre che potreste mettervi in tasca investendo 5000, 10000, o 20000 Euro nominali. La combinazione delle due tabelle con un semplice colpo d’occhio vi aiuterà ad identificare subito il BOT su cui investire sapendo già, grosso modo quanto potrete guadagnarci. Tuttavia, una volta scelto il BOT conviene aprire la pagina del Calcolatore BOT per conoscere con esattezza Guadagni, Rendimenti, Plus Valenze, Minus Valenze, Tasse, ecc. Nella terza pagina abbiamo le Quotazioni dei BOT sul mercato. Nella quarta pagina i dati sulle emissioni. Io cercherò periodicamente di aggiornare il foglio ma volendo, potete aggiornare voi stessi la pagina di Emissioni aggiungendo i nuovi BOT e rimuovendo quelli scaduti. Infine, l’ultima pagina vi consentirà di avere una stima dei BOT che saranno messi all’Asta partendo dal BOT più recente (di pari durata) emesso sul mercato. La stima si basa sull’assunzione che il nuovo BOT avrà grosso modo lo stesso rendimento dell’ultimo BOT emesso di pari durata. Ovviamente è impossibile fare una stima precisa, più che altro è da considerarsi come una stima di massima per avere un’idea sul prezzo del nuovo BOT in emissione.</text:p>
          </table:table-cell>
          <table:covered-table-cell table:number-columns-repeated="8"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covered-table-cell table:number-columns-repeated="9" table:style-name="ce73"/>
          <table:table-cell table:number-columns-repeated="7"/>
        </table:table-row>
        <table:table-row table:style-name="ro3" table:number-rows-repeated="1048543">
          <table:table-cell table:number-columns-repeated="16"/>
        </table:table-row>
        <table:table-row table:style-name="ro3">
          <table:table-cell table:number-columns-repeated="16"/>
        </table:table-row>
      </table:table>
      <table:table table:name="Calcolatore BOT" table:style-name="ta2">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31" table:default-cell-style-name="Default"/>
        <table:table-column table:style-name="co2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4" table:number-columns-repeated="16370" table:default-cell-style-name="Default"/>
        <table:table-row table:style-name="ro3">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3">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7">
          <table:table-cell table:style-name="ce107"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r25 A Eur </text:p>
          </table:table-cell>
          <table:table-cell table:style-name="ce197"/>
          <table:table-cell table:style-name="ce107" office:value-type="string" calcext:value-type="string">
            <text:p>Portafoglio</text:p>
          </table:table-cell>
          <table:table-cell table:style-name="ce151"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40"/>
          <table:table-cell table:number-columns-repeated="16370"/>
        </table:table-row>
        <table:table-row table:style-name="ro3">
          <table:table-cell table:style-name="ce7" table:number-columns-spanned="8" table:number-rows-spanned="2"/>
          <table:covered-table-cell table:number-columns-repeated="2" table:style-name="ce149"/>
          <table:covered-table-cell table:style-name="ce198"/>
          <table:covered-table-cell table:style-name="ce209"/>
          <table:covered-table-cell table:number-columns-repeated="3"/>
          <table:table-cell table:style-name="ce240"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240"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240"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3">
          <table:covered-table-cell table:style-name="ce8"/>
          <table:covered-table-cell table:number-columns-repeated="2" table:style-name="ce149"/>
          <table:covered-table-cell table:style-name="ce198"/>
          <table:covered-table-cell table:style-name="ce209"/>
          <table:covered-table-cell table:number-columns-repeated="3"/>
          <table:table-cell table:style-name="ce174" table:formula="of:=[.C14]" office:value-type="date" office:date-value="2024-04-12" calcext:value-type="date">
            <text:p>12/04/2024</text:p>
          </table:table-cell>
          <table:table-cell table:style-name="ce175" table:formula="of:=-[.C25]" office:value-type="currency" office:currency="EUR" office:value="-4826.2" calcext:value-type="currency">
            <text:p>-€ 4.826,20</text:p>
          </table:table-cell>
          <table:table-cell table:style-name="ce175" table:formula="of:=-[.C30]" office:value-type="currency" office:currency="EUR" office:value="-4855.425" calcext:value-type="currency">
            <text:p>-€ 4.855,43</text:p>
          </table:table-cell>
          <table:table-cell table:style-name="ce177" table:formula="of:=-[.C30]" office:value-type="currency" office:currency="EUR" office:value="-4855.425" calcext:value-type="currency">
            <text:p>-€ 4.855,43</text:p>
          </table:table-cell>
          <table:table-cell table:number-columns-repeated="16370"/>
        </table:table-row>
        <table:table-row table:style-name="ro8">
          <table:table-cell table:style-name="ce112"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92370" calcext:value-type="string">
            <text:p>IT0005592370</text:p>
          </table:table-cell>
          <table:table-cell table:style-name="ce98" table:number-columns-spanned="1" table:number-rows-spanned="4"/>
          <table:table-cell table:style-name="ce112"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5-04-14" calcext:value-type="date">
            <text:p>14/04/2025</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738" calcext:value-type="currency">
            <text:p>€ 4.990,17</text:p>
          </table:table-cell>
          <table:table-cell table:number-columns-repeated="16370"/>
        </table:table-row>
        <table:table-row table:style-name="ro9">
          <table:covered-table-cell table:style-name="ce113"/>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4-12" calcext:value-type="date">
            <text:p>12/04/2024</text:p>
          </table:table-cell>
          <table:covered-table-cell table:style-name="ce198"/>
          <table:covered-table-cell table:style-name="ce107"/>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36" table:number-columns-spanned="5" table:number-rows-spanned="3"/>
          <table:covered-table-cell table:number-columns-repeated="4" table:style-name="ce237"/>
          <table:table-cell table:number-columns-repeated="16370"/>
        </table:table-row>
        <table:table-row table:style-name="ro9">
          <table:covered-table-cell table:style-name="ce113"/>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524" calcext:value-type="currency">
            <text:p>€ 96,524</text:p>
          </table:table-cell>
          <table:covered-table-cell table:style-name="ce198"/>
          <table:covered-table-cell table:style-name="ce107"/>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37"/>
          <table:table-cell table:number-columns-repeated="16370"/>
        </table:table-row>
        <table:table-row table:style-name="ro9">
          <table:covered-table-cell table:style-name="ce113"/>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5-04-14" calcext:value-type="date">
            <text:p>14/04/2025</text:p>
          </table:table-cell>
          <table:covered-table-cell table:style-name="ce198"/>
          <table:covered-table-cell table:style-name="ce107"/>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37"/>
          <table:table-cell table:number-columns-repeated="16370"/>
        </table:table-row>
        <table:table-row table:style-name="ro8">
          <table:covered-table-cell table:style-name="ce113"/>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476" calcext:value-type="currency">
            <text:p>€ 3,476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13"/>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6.835" calcext:value-type="currency">
            <text:p>€ 96,835</text:p>
          </table:table-cell>
          <table:covered-table-cell table:style-name="ce198"/>
          <table:covered-table-cell table:style-name="ce113"/>
          <table:covered-table-cell table:number-columns-repeated="7"/>
          <table:table-cell table:number-columns-repeated="16370"/>
        </table:table-row>
        <table:table-row table:style-name="ro10">
          <table:covered-table-cell table:style-name="ce112"/>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7" calcext:value-type="float">
            <text:p>367</text:p>
          </table:table-cell>
          <table:covered-table-cell table:style-name="ce198"/>
          <table:covered-table-cell table:style-name="ce112"/>
          <table:covered-table-cell table:number-columns-repeated="7"/>
          <table:table-cell table:number-columns-repeated="16370"/>
        </table:table-row>
        <table:table-row table:style-name="ro3">
          <table:table-cell table:style-name="ce11" table:number-columns-spanned="12" table:number-rows-spanned="1"/>
          <table:covered-table-cell table:number-columns-repeated="2" table:style-name="ce149"/>
          <table:covered-table-cell table:style-name="ce198"/>
          <table:covered-table-cell table:style-name="ce138"/>
          <table:covered-table-cell table:number-columns-repeated="2"/>
          <table:covered-table-cell table:style-name="ce179"/>
          <table:covered-table-cell table:number-columns-repeated="4"/>
          <table:table-cell table:number-columns-repeated="16370"/>
        </table:table-row>
        <table:table-row table:style-name="ro10">
          <table:table-cell table:style-name="ce107" office:value-type="string" calcext:value-type="string" table:number-columns-spanned="1" table:number-rows-spanned="10">
            <text:p>Dati Acquisto</text:p>
          </table:table-cell>
          <table:table-cell table:style-name="ce151"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4-12" calcext:value-type="date">
            <text:p>12/04/2024</text:p>
          </table:table-cell>
          <table:table-cell table:style-name="ce204"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36" table:number-columns-spanned="5" table:number-rows-spanned="10"/>
          <table:covered-table-cell table:number-columns-repeated="4"/>
          <table:table-cell table:number-columns-repeated="16370"/>
        </table:table-row>
        <table:table-row table:style-name="ro10">
          <table:covered-table-cell table:style-name="ce113"/>
          <table:table-cell table:style-name="ce151"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524" calcext:value-type="currency">
            <text:p>€ 96,524</text:p>
          </table:table-cell>
          <table:covered-table-cell table:style-name="ce114"/>
          <table:table-cell table:style-name="ce213"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5">
          <table:covered-table-cell table:style-name="ce113"/>
          <table:table-cell table:style-name="ce151"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213"/>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10">
          <table:covered-table-cell table:style-name="ce113"/>
          <table:table-cell table:style-name="ce151"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213"/>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8">
          <table:covered-table-cell table:style-name="ce113"/>
          <table:table-cell table:style-name="ce151"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213"/>
          <table:table-cell table:style-name="ce151"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8">
          <table:covered-table-cell table:style-name="ce113"/>
          <table:table-cell table:style-name="ce151"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213"/>
          <table:table-cell table:style-name="ce151"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5">
          <table:covered-table-cell table:style-name="ce39"/>
          <table:table-cell table:style-name="ce151"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213"/>
          <table:table-cell table:style-name="ce151"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8">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476" calcext:value-type="currency">
            <text:p>€ 3,476000</text:p>
          </table:table-cell>
          <table:covered-table-cell table:style-name="ce114"/>
          <table:covered-table-cell table:style-name="ce213"/>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345" calcext:value-type="currency">
            <text:p>€ 0,434500</text:p>
          </table:table-cell>
          <table:covered-table-cell table:style-name="ce114"/>
          <table:covered-table-cell table:style-name="ce213"/>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3">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C10]*(([.C14]-[.C7])/[.C12])" office:value-type="currency" office:currency="EUR" office:value="96.524" calcext:value-type="currency">
            <text:p>€ 96,52400</text:p>
          </table:table-cell>
          <table:covered-table-cell table:style-name="ce204"/>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3">
          <table:table-cell table:style-name="ce16" table:number-columns-spanned="12" table:number-rows-spanned="1"/>
          <table:covered-table-cell table:style-name="ce38"/>
          <table:covered-table-cell table:style-name="ce94"/>
          <table:covered-table-cell table:style-name="ce198"/>
          <table:covered-table-cell table:style-name="ce147"/>
          <table:covered-table-cell table:number-columns-repeated="7"/>
          <table:table-cell table:number-columns-repeated="16370"/>
        </table:table-row>
        <table:table-row table:style-name="ro11">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26.2" calcext:value-type="currency">
            <text:p>€ 4.826,20</text:p>
          </table:table-cell>
          <table:table-cell table:style-name="ce197" table:number-columns-spanned="1" table:number-rows-spanned="6"/>
          <table:table-cell table:style-name="ce125"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36" table:number-columns-spanned="5" table:number-rows-spanned="6"/>
          <table:covered-table-cell table:number-columns-repeated="4" table:style-name="ce237"/>
          <table:table-cell table:number-columns-repeated="16370"/>
        </table:table-row>
        <table:table-row table:style-name="ro8">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125"/>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37"/>
          <table:table-cell table:number-columns-repeated="16370"/>
        </table:table-row>
        <table:table-row table:style-name="ro8">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125"/>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37"/>
          <table:table-cell table:number-columns-repeated="16370"/>
        </table:table-row>
        <table:table-row table:style-name="ro9">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674" calcext:value-type="currency">
            <text:p>€ 96,67400</text:p>
          </table:table-cell>
          <table:covered-table-cell table:style-name="ce114"/>
          <table:covered-table-cell table:style-name="ce125"/>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524" calcext:value-type="currency">
            <text:p>€ 96,524</text:p>
          </table:table-cell>
          <table:covered-table-cell table:number-columns-repeated="5" table:style-name="ce237"/>
          <table:table-cell table:number-columns-repeated="16370"/>
        </table:table-row>
        <table:table-row table:style-name="ro8">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1.725" calcext:value-type="currency">
            <text:p>€ 21,72</text:p>
          </table:table-cell>
          <table:covered-table-cell table:style-name="ce114"/>
          <table:covered-table-cell table:style-name="ce125"/>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37"/>
          <table:table-cell table:number-columns-repeated="16370"/>
        </table:table-row>
        <table:table-row table:style-name="ro12">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55.425" calcext:value-type="currency">
            <text:p>€ 4.855,43</text:p>
          </table:table-cell>
          <table:covered-table-cell table:style-name="ce114"/>
          <table:covered-table-cell table:style-name="ce125"/>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37"/>
          <table:table-cell table:number-columns-repeated="16370"/>
        </table:table-row>
        <table:table-row table:style-name="ro3">
          <table:table-cell table:style-name="ce16" table:number-columns-spanned="12" table:number-rows-spanned="1"/>
          <table:covered-table-cell table:number-columns-repeated="2" table:style-name="ce38"/>
          <table:covered-table-cell table:style-name="ce198"/>
          <table:covered-table-cell table:number-columns-repeated="2"/>
          <table:covered-table-cell table:style-name="ce162"/>
          <table:covered-table-cell table:number-columns-repeated="5"/>
          <table:table-cell table:number-columns-repeated="16370"/>
        </table:table-row>
        <table:table-row table:style-name="ro9">
          <table:table-cell table:style-name="ce125"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112"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36" table:number-columns-spanned="5" table:number-rows-spanned="8"/>
          <table:covered-table-cell table:number-columns-repeated="4" table:style-name="ce237"/>
          <table:table-cell table:number-columns-repeated="16370"/>
        </table:table-row>
        <table:table-row table:style-name="ro9">
          <table:covered-table-cell table:style-name="ce125"/>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98"/>
          <table:covered-table-cell table:style-name="ce112"/>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37"/>
          <table:table-cell table:number-columns-repeated="16370"/>
        </table:table-row>
        <table:table-row table:style-name="ro3">
          <table:covered-table-cell table:style-name="ce125"/>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262" calcext:value-type="currency">
            <text:p>€ 9,83</text:p>
          </table:table-cell>
          <table:covered-table-cell table:style-name="ce198"/>
          <table:covered-table-cell table:style-name="ce112"/>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37"/>
          <table:table-cell table:number-columns-repeated="16370"/>
        </table:table-row>
        <table:table-row table:style-name="ro3">
          <table:table-cell table:style-name="ce23" table:number-columns-spanned="4" table:number-rows-spanned="2"/>
          <table:covered-table-cell table:number-columns-repeated="2" table:style-name="ce38"/>
          <table:covered-table-cell table:style-name="ce198"/>
          <table:covered-table-cell table:style-name="ce112"/>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37"/>
          <table:table-cell table:number-columns-repeated="16370"/>
        </table:table-row>
        <table:table-row table:style-name="ro3">
          <table:covered-table-cell table:style-name="ce24"/>
          <table:covered-table-cell table:style-name="ce45"/>
          <table:covered-table-cell table:style-name="ce81"/>
          <table:covered-table-cell table:style-name="ce198"/>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37"/>
          <table:table-cell table:number-columns-repeated="16370"/>
        </table:table-row>
        <table:table-row table:style-name="ro12">
          <table:table-cell table:style-name="ce112"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73.8" calcext:value-type="currency">
            <text:p>€ 173,8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37"/>
          <table:table-cell table:number-columns-repeated="16370"/>
        </table:table-row>
        <table:table-row table:style-name="ro8">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44.575" calcext:value-type="currency">
            <text:p>€ 144,57</text:p>
          </table:table-cell>
          <table:covered-table-cell table:style-name="ce198"/>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37"/>
          <table:table-cell table:number-columns-repeated="16370"/>
        </table:table-row>
        <table:table-row table:style-name="ro8">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34.748799999999" calcext:value-type="currency">
            <text:p>€ 134,75</text:p>
          </table:table-cell>
          <table:covered-table-cell table:style-name="ce198"/>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37"/>
          <table:table-cell table:number-columns-repeated="16370"/>
        </table:table-row>
        <table:table-row table:style-name="ro3">
          <table:table-cell table:style-name="ce11" table:number-columns-spanned="12" table:number-rows-spanned="1"/>
          <table:covered-table-cell table:number-columns-repeated="2" table:style-name="ce149"/>
          <table:covered-table-cell table:style-name="ce198"/>
          <table:covered-table-cell table:number-columns-repeated="8"/>
          <table:table-cell table:number-columns-repeated="16370"/>
        </table:table-row>
        <table:table-row table:style-name="ro3">
          <table:table-cell table:style-name="ce112"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58645820265565" calcext:value-type="percentage">
            <text:p>3,59%</text:p>
          </table:table-cell>
          <table:table-cell table:style-name="ce204" table:number-columns-spanned="1" table:number-rows-spanned="3"/>
          <table:table-cell table:style-name="ce112"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5812046950011" calcext:value-type="percentage">
            <text:p>3,58%</text:p>
          </table:table-cell>
          <table:table-cell table:style-name="ce236" table:number-columns-spanned="5" table:number-rows-spanned="3"/>
          <table:covered-table-cell table:number-columns-repeated="4" table:style-name="ce237"/>
          <table:table-cell table:number-columns-repeated="16370"/>
        </table:table-row>
        <table:table-row table:style-name="ro3">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9654272078232" calcext:value-type="percentage">
            <text:p>2,97%</text:p>
          </table:table-cell>
          <table:covered-table-cell table:style-name="ce114"/>
          <table:covered-table-cell table:style-name="ce112"/>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96113263222869" calcext:value-type="percentage">
            <text:p>2,96%</text:p>
          </table:table-cell>
          <table:covered-table-cell table:number-columns-repeated="5" table:style-name="ce237"/>
          <table:table-cell table:number-columns-repeated="16370"/>
        </table:table-row>
        <table:table-row table:style-name="ro9">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76387866326491" calcext:value-type="percentage">
            <text:p>2,76%</text:p>
          </table:table-cell>
          <table:covered-table-cell table:style-name="ce114"/>
          <table:covered-table-cell table:style-name="ce112"/>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75989090608627" calcext:value-type="percentage">
            <text:p>2,76%</text:p>
          </table:table-cell>
          <table:covered-table-cell table:number-columns-repeated="5" table:style-name="ce237"/>
          <table:table-cell table:number-columns-repeated="16370"/>
        </table:table-row>
        <table:table-row table:style-name="ro3">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3">
          <table:table-cell table:number-columns-repeated="16382"/>
        </table:table-row>
        <table:table-row table:style-name="ro3">
          <table:table-cell table:number-columns-repeated="2"/>
          <table:table-cell table:style-name="ce89"/>
          <table:table-cell table:number-columns-repeated="16379"/>
        </table:table-row>
        <table:table-row table:style-name="ro3">
          <table:table-cell table:number-columns-repeated="2"/>
          <table:table-cell table:style-name="ce102"/>
          <table:table-cell table:number-columns-repeated="16379"/>
        </table:table-row>
        <table:table-row table:style-name="ro3">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3">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table-cell table:style-name="ce35"/>
          <table:table-cell table:number-columns-repeated="16381"/>
        </table:table-row>
        <table:table-row table:style-name="ro3" table:number-rows-repeated="3">
          <table:table-cell table:number-columns-repeated="16382"/>
        </table:table-row>
        <table:table-row table:style-name="ro7">
          <table:table-cell table:number-columns-repeated="16382"/>
        </table:table-row>
        <table:table-row table:style-name="ro3" table:number-rows-repeated="4">
          <table:table-cell table:number-columns-repeated="16382"/>
        </table:table-row>
        <table:table-row table:style-name="ro7">
          <table:table-cell table:number-columns-repeated="16382"/>
        </table:table-row>
        <table:table-row table:style-name="ro3" table:number-rows-repeated="2">
          <table:table-cell table:number-columns-repeated="16382"/>
        </table:table-row>
        <table:table-row table:style-name="ro7">
          <table:table-cell table:number-columns-repeated="16382"/>
        </table:table-row>
        <table:table-row table:style-name="ro3" table:number-rows-repeated="3">
          <table:table-cell table:number-columns-repeated="16382"/>
        </table:table-row>
        <table:table-row table:style-name="ro15">
          <table:table-cell table:number-columns-repeated="16382"/>
        </table:table-row>
        <table:table-row table:style-name="ro3" table:number-rows-repeated="4">
          <table:table-cell table:number-columns-repeated="16382"/>
        </table:table-row>
        <table:table-row table:style-name="ro7">
          <table:table-cell table:number-columns-repeated="16382"/>
        </table:table-row>
        <table:table-row table:style-name="ro3" table:number-rows-repeated="5">
          <table:table-cell table:number-columns-repeated="16382"/>
        </table:table-row>
        <table:table-row table:style-name="ro16">
          <table:table-cell table:number-columns-repeated="16382"/>
        </table:table-row>
        <table:table-row table:style-name="ro3" table:number-rows-repeated="8">
          <table:table-cell table:number-columns-repeated="16382"/>
        </table:table-row>
        <table:table-row table:style-name="ro16">
          <table:table-cell table:number-columns-repeated="16382"/>
        </table:table-row>
        <table:table-row table:style-name="ro3">
          <table:table-cell table:number-columns-repeated="16382"/>
        </table:table-row>
        <table:table-row table:style-name="ro7" table:number-rows-repeated="2">
          <table:table-cell table:number-columns-repeated="16382"/>
        </table:table-row>
        <table:table-row table:style-name="ro3">
          <table:table-cell table:number-columns-repeated="16382"/>
        </table:table-row>
        <table:table-row table:style-name="ro7">
          <table:table-cell table:number-columns-repeated="16382"/>
        </table:table-row>
        <table:table-row table:style-name="ro3" table:number-rows-repeated="4">
          <table:table-cell table:number-columns-repeated="16382"/>
        </table:table-row>
        <table:table-row table:style-name="ro16">
          <table:table-cell table:number-columns-repeated="16382"/>
        </table:table-row>
        <table:table-row table:style-name="ro3" table:number-rows-repeated="1048471">
          <table:table-cell table:number-columns-repeated="16382"/>
        </table:table-row>
        <table:table-row table:style-name="ro3">
          <table:table-cell table:number-columns-repeated="16382"/>
        </table:table-row>
      </table:table>
      <table:table table:name="Quotazioni" table:style-name="ta1">
        <office:forms form:automatic-focus="false" form:apply-design-mode="false"/>
        <table:table-column table:style-name="co36" table:default-cell-style-name="Default"/>
        <table:table-column table:style-name="co20" table:number-columns-repeated="3" table:default-cell-style-name="Default"/>
        <table:table-column table:style-name="co12" table:default-cell-style-name="Default"/>
        <table:table-column table:style-name="co37" table:default-cell-style-name="Default"/>
        <table:table-row table:style-name="ro6">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6">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10/05</text:p>
          </table:table-cell>
          <table:table-cell table:style-name="ce201" office:value-type="float" office:value="99.066" calcext:value-type="float">
            <text:p>99,066</text:p>
          </table:table-cell>
          <table:table-cell table:style-name="ce202" office:value-type="string" calcext:value-type="string">
            <text:p>+0,02%</text:p>
          </table:table-cell>
          <table:table-cell table:style-name="ce201" office:value-type="float" office:value="99.063" calcext:value-type="float">
            <text:p>99,063</text:p>
          </table:table-cell>
          <table:table-cell table:style-name="ce201" office:value-type="string" calcext:value-type="string">
            <text:p>99,054 - 99,066</text:p>
          </table:table-cell>
        </table:table-row>
        <table:table-row table:style-name="ro6">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9/04</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6">
          <table:table-cell table:style-name="ce201" office:value-type="string" calcext:value-type="string">
            <text:p><text:a xlink:href="https://www.teleborsa.it/obbligazioni-titoli-di-stato/bot-zc-apr25-a-eur-it0005592370-it0005592370-SVQwMDA1NTkyMzcw" xlink:type="simple">Bot Zc Apr25 A Eur</text:a> </text:p>
          </table:table-cell>
          <table:table-cell table:style-name="ce202" office:value-type="string" calcext:value-type="string">
            <text:p>10/05</text:p>
          </table:table-cell>
          <table:table-cell table:style-name="ce201" office:value-type="float" office:value="96.835" calcext:value-type="float">
            <text:p>96,835</text:p>
          </table:table-cell>
          <table:table-cell table:style-name="ce202" office:value-type="string" calcext:value-type="string">
            <text:p>-0,02%</text:p>
          </table:table-cell>
          <table:table-cell table:style-name="ce201" office:value-type="float" office:value="96.831" calcext:value-type="float">
            <text:p>96,831</text:p>
          </table:table-cell>
          <table:table-cell table:style-name="ce201" office:value-type="string" calcext:value-type="string">
            <text:p>96,784 - 96,835</text:p>
          </table:table-cell>
        </table:table-row>
        <table:table-row table:style-name="ro6">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10/05</text:p>
          </table:table-cell>
          <table:table-cell table:style-name="ce201" office:value-type="float" office:value="97.954" calcext:value-type="float">
            <text:p>97,954</text:p>
          </table:table-cell>
          <table:table-cell table:style-name="ce202" office:value-type="string" calcext:value-type="string">
            <text:p>+0,01%</text:p>
          </table:table-cell>
          <table:table-cell table:style-name="ce201" office:value-type="float" office:value="97.959" calcext:value-type="float">
            <text:p>97,959</text:p>
          </table:table-cell>
          <table:table-cell table:style-name="ce201" office:value-type="string" calcext:value-type="string">
            <text:p>97,95 - 97,959</text:p>
          </table:table-cell>
        </table:table-row>
        <table:table-row table:style-name="ro6">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10/05</text:p>
          </table:table-cell>
          <table:table-cell table:style-name="ce201" office:value-type="float" office:value="97.312" calcext:value-type="float">
            <text:p>97,312</text:p>
          </table:table-cell>
          <table:table-cell table:style-name="ce202" office:value-type="string" calcext:value-type="string">
            <text:p>-0,01%</text:p>
          </table:table-cell>
          <table:table-cell table:style-name="ce201" office:value-type="float" office:value="97.389" calcext:value-type="float">
            <text:p>97,389</text:p>
          </table:table-cell>
          <table:table-cell table:style-name="ce201" office:value-type="string" calcext:value-type="string">
            <text:p>97,31 - 97,389</text:p>
          </table:table-cell>
        </table:table-row>
        <table:table-row table:style-name="ro6">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10/05</text:p>
          </table:table-cell>
          <table:table-cell table:style-name="ce201" office:value-type="float" office:value="99.6" calcext:value-type="float">
            <text:p>99,6</text:p>
          </table:table-cell>
          <table:table-cell table:style-name="ce202" office:value-type="string" calcext:value-type="string">
            <text:p>-0,09%</text:p>
          </table:table-cell>
          <table:table-cell table:style-name="ce201" office:value-type="float" office:value="99.672" calcext:value-type="float">
            <text:p>99,672</text:p>
          </table:table-cell>
          <table:table-cell table:style-name="ce201" office:value-type="string" calcext:value-type="string">
            <text:p>99,6 - 99,679</text:p>
          </table:table-cell>
        </table:table-row>
        <table:table-row table:style-name="ro6">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10/05</text:p>
          </table:table-cell>
          <table:table-cell table:style-name="ce201" office:value-type="float" office:value="97.609" calcext:value-type="float">
            <text:p>97,609</text:p>
          </table:table-cell>
          <table:table-cell table:style-name="ce202" office:value-type="string" calcext:value-type="string">
            <text:p>+0,01%</text:p>
          </table:table-cell>
          <table:table-cell table:style-name="ce201" office:value-type="float" office:value="97.602" calcext:value-type="float">
            <text:p>97,602</text:p>
          </table:table-cell>
          <table:table-cell table:style-name="ce201" office:value-type="string" calcext:value-type="string">
            <text:p>97,602 - 97,671</text:p>
          </table:table-cell>
        </table:table-row>
        <table:table-row table:style-name="ro6">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10/05</text:p>
          </table:table-cell>
          <table:table-cell table:style-name="ce201" office:value-type="float" office:value="99.21" calcext:value-type="float">
            <text:p>99,21</text:p>
          </table:table-cell>
          <table:table-cell table:style-name="ce202" office:value-type="string" calcext:value-type="string">
            <text:p>+0,02%</text:p>
          </table:table-cell>
          <table:table-cell table:style-name="ce201" office:value-type="float" office:value="99.18" calcext:value-type="float">
            <text:p>99,18</text:p>
          </table:table-cell>
          <table:table-cell table:style-name="ce201" office:value-type="string" calcext:value-type="string">
            <text:p>99,18 - 99,21</text:p>
          </table:table-cell>
        </table:table-row>
        <table:table-row table:style-name="ro6">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10/05</text:p>
          </table:table-cell>
          <table:table-cell table:style-name="ce201" office:value-type="float" office:value="99.391" calcext:value-type="float">
            <text:p>99,391</text:p>
          </table:table-cell>
          <table:table-cell table:style-name="ce202" office:value-type="string" calcext:value-type="string">
            <text:p>+0,02%</text:p>
          </table:table-cell>
          <table:table-cell table:style-name="ce201" office:value-type="float" office:value="99.381" calcext:value-type="float">
            <text:p>99,381</text:p>
          </table:table-cell>
          <table:table-cell table:style-name="ce201" office:value-type="string" calcext:value-type="string">
            <text:p>99,381 - 99,391</text:p>
          </table:table-cell>
        </table:table-row>
        <table:table-row table:style-name="ro6">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10/05</text:p>
          </table:table-cell>
          <table:table-cell table:style-name="ce201" office:value-type="float" office:value="97.07" calcext:value-type="float">
            <text:p>97,07</text:p>
          </table:table-cell>
          <table:table-cell table:style-name="ce202" office:value-type="string" calcext:value-type="string">
            <text:p>-0,01%</text:p>
          </table:table-cell>
          <table:table-cell table:style-name="ce201" office:value-type="float" office:value="97.086" calcext:value-type="float">
            <text:p>97,086</text:p>
          </table:table-cell>
          <table:table-cell table:style-name="ce201" office:value-type="string" calcext:value-type="string">
            <text:p>97,069 - 97,086</text:p>
          </table:table-cell>
        </table:table-row>
        <table:table-row table:style-name="ro6">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10/05</text:p>
          </table:table-cell>
          <table:table-cell table:style-name="ce201" office:value-type="float" office:value="99.818" calcext:value-type="float">
            <text:p>99,818</text:p>
          </table:table-cell>
          <table:table-cell table:style-name="ce202" office:value-type="string" calcext:value-type="string">
            <text:p>+0,01%</text:p>
          </table:table-cell>
          <table:table-cell table:style-name="ce201" office:value-type="float" office:value="99.816" calcext:value-type="float">
            <text:p>99,816</text:p>
          </table:table-cell>
          <table:table-cell table:style-name="ce201" office:value-type="string" calcext:value-type="string">
            <text:p>99,816 - 99,818</text:p>
          </table:table-cell>
        </table:table-row>
        <table:table-row table:style-name="ro6">
          <table:table-cell table:style-name="ce201" office:value-type="string" calcext:value-type="string">
            <text:p><text:a xlink:href="https://www.teleborsa.it/obbligazioni-titoli-di-stato/bot-zc-may25-a-eur-it0005595605-it0005595605-SVQwMDA1NTk1NjA1" xlink:type="simple">Bot Zc May25 A Eur</text:a> </text:p>
          </table:table-cell>
          <table:table-cell table:style-name="ce202" office:value-type="string" calcext:value-type="string">
            <text:p>10/05</text:p>
          </table:table-cell>
          <table:table-cell table:style-name="ce201" office:value-type="float" office:value="96.532" calcext:value-type="float">
            <text:p>96,532</text:p>
          </table:table-cell>
          <table:table-cell table:style-name="ce202" office:value-type="string" calcext:value-type="string">
            <text:p>0,00%</text:p>
          </table:table-cell>
          <table:table-cell table:style-name="ce201" office:value-type="float" office:value="96.537" calcext:value-type="float">
            <text:p>96,537</text:p>
          </table:table-cell>
          <table:table-cell table:style-name="ce201" office:value-type="string" calcext:value-type="string">
            <text:p>96,519 - 96,542</text:p>
          </table:table-cell>
        </table:table-row>
        <table:table-row table:style-name="ro6">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9/05</text:p>
          </table:table-cell>
          <table:table-cell table:style-name="ce201" office:value-type="float" office:value="99.988" calcext:value-type="float">
            <text:p>99,988</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6">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10/05</text:p>
          </table:table-cell>
          <table:table-cell table:style-name="ce201" office:value-type="float" office:value="98.18" calcext:value-type="float">
            <text:p>98,18</text:p>
          </table:table-cell>
          <table:table-cell table:style-name="ce202" office:value-type="string" calcext:value-type="string">
            <text:p>+0,01%</text:p>
          </table:table-cell>
          <table:table-cell table:style-name="ce201" office:value-type="float" office:value="98.188" calcext:value-type="float">
            <text:p>98,188</text:p>
          </table:table-cell>
          <table:table-cell table:style-name="ce201" office:value-type="string" calcext:value-type="string">
            <text:p>98,172 - 98,188</text:p>
          </table:table-cell>
        </table:table-row>
        <table:table-row table:style-name="ro6">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10/05</text:p>
          </table:table-cell>
          <table:table-cell table:style-name="ce201" office:value-type="float" office:value="98.482" calcext:value-type="float">
            <text:p>98,482</text:p>
          </table:table-cell>
          <table:table-cell table:style-name="ce202" office:value-type="string" calcext:value-type="string">
            <text:p>-0,12%</text:p>
          </table:table-cell>
          <table:table-cell table:style-name="ce201" office:value-type="float" office:value="98.472" calcext:value-type="float">
            <text:p>98,472</text:p>
          </table:table-cell>
          <table:table-cell table:style-name="ce201" office:value-type="string" calcext:value-type="string">
            <text:p>98,472 - 98,489</text:p>
          </table:table-cell>
        </table:table-row>
        <table:table-row table:style-name="ro6">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10/05</text:p>
          </table:table-cell>
          <table:table-cell table:style-name="ce201" office:value-type="float" office:value="98.777" calcext:value-type="float">
            <text:p>98,777</text:p>
          </table:table-cell>
          <table:table-cell table:style-name="ce202" office:value-type="string" calcext:value-type="string">
            <text:p>+0,02%</text:p>
          </table:table-cell>
          <table:table-cell table:style-name="ce201" office:value-type="float" office:value="98.804" calcext:value-type="float">
            <text:p>98,804</text:p>
          </table:table-cell>
          <table:table-cell table:style-name="ce201" office:value-type="string" calcext:value-type="string">
            <text:p>98,769 - 98,804</text:p>
          </table:table-cell>
        </table:table-row>
        <table:table-row table:style-name="ro6">
          <table:table-cell table:style-name="ce201" office:value-type="string" calcext:value-type="string">
            <text:p><text:a xlink:href="https://www.teleborsa.it/obbligazioni-titoli-di-stato/bot-zc-sep24-s-eur-it0005589046-it0005589046-SVQwMDA1NTg5MDQ2" xlink:type="simple">Bot Zc Sep24 S Eur</text:a> </text:p>
          </table:table-cell>
          <table:table-cell table:style-name="ce202" office:value-type="string" calcext:value-type="string">
            <text:p>10/05</text:p>
          </table:table-cell>
          <table:table-cell table:style-name="ce201" office:value-type="float" office:value="98.603" calcext:value-type="float">
            <text:p>98,603</text:p>
          </table:table-cell>
          <table:table-cell table:style-name="ce202" office:value-type="string" calcext:value-type="string">
            <text:p>+0,01%</text:p>
          </table:table-cell>
          <table:table-cell table:style-name="ce201" office:value-type="float" office:value="98.63" calcext:value-type="float">
            <text:p>98,63</text:p>
          </table:table-cell>
          <table:table-cell table:style-name="ce201" office:value-type="string" calcext:value-type="string">
            <text:p>98,594 - 98,63</text:p>
          </table:table-cell>
        </table:table-row>
        <table:table-row table:style-name="ro3" table:number-rows-repeated="1048557">
          <table:table-cell table:number-columns-repeated="6"/>
        </table:table-row>
        <table:table-row table:style-name="ro3">
          <table:table-cell table:number-columns-repeated="6"/>
        </table:table-row>
      </table:table>
      <table:table table:name="Emissioni" table:style-name="ta1">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54" office:value-type="string" calcext:value-type="string">
            <text:p>Nome BOT </text:p>
          </table:table-cell>
          <table:table-cell table:style-name="ce262" office:value-type="string" calcext:value-type="string">
            <text:p>ISIN</text:p>
          </table:table-cell>
          <table:table-cell table:style-name="ce269" office:value-type="string" calcext:value-type="string">
            <text:p>DATA EMISSIONE</text:p>
          </table:table-cell>
          <table:table-cell table:style-name="ce291" office:value-type="string" calcext:value-type="string">
            <text:p>PREZZO EMISSIONE</text:p>
          </table:table-cell>
          <table:table-cell table:style-name="ce294" office:value-type="string" calcext:value-type="string">
            <text:p>SCADENZA</text:p>
          </table:table-cell>
        </table:table-row>
        <table:table-row table:style-name="ro3">
          <table:table-cell table:style-name="ce255" office:value-type="string" calcext:value-type="string">
            <text:p>Bot Zc Mg24 A Eur </text:p>
          </table:table-cell>
          <table:table-cell table:style-name="ce263" office:value-type="string" calcext:value-type="string">
            <text:p>IT0005545469</text:p>
          </table:table-cell>
          <table:table-cell table:style-name="ce270" office:value-type="date" office:date-value="2023-05-12" calcext:value-type="date">
            <text:p>12/05/2023</text:p>
          </table:table-cell>
          <table:table-cell table:style-name="ce292" office:value-type="currency" office:currency="EUR" office:value="96.584" calcext:value-type="currency">
            <text:p>€ 96,584</text:p>
          </table:table-cell>
          <table:table-cell table:style-name="ce270" office:value-type="date" office:date-value="2024-05-14" calcext:value-type="date">
            <text:p>14/05/2024</text:p>
          </table:table-cell>
        </table:table-row>
        <table:table-row table:style-name="ro3">
          <table:table-cell table:style-name="ce255" office:value-type="string" calcext:value-type="string">
            <text:p>Bot Zc Gn24 A Eur </text:p>
          </table:table-cell>
          <table:table-cell table:style-name="ce263" office:value-type="string" calcext:value-type="string">
            <text:p>IT0005549388</text:p>
          </table:table-cell>
          <table:table-cell table:style-name="ce270" office:value-type="date" office:date-value="2023-06-14" calcext:value-type="date">
            <text:p>14/06/2023</text:p>
          </table:table-cell>
          <table:table-cell table:style-name="ce292" office:value-type="currency" office:currency="EUR" office:value="96.434" calcext:value-type="currency">
            <text:p>€ 96,434</text:p>
          </table:table-cell>
          <table:table-cell table:style-name="ce270" office:value-type="date" office:date-value="2024-06-14" calcext:value-type="date">
            <text:p>14/06/2024</text:p>
          </table:table-cell>
        </table:table-row>
        <table:table-row table:style-name="ro3">
          <table:table-cell table:style-name="ce255" office:value-type="string" calcext:value-type="string">
            <text:p>Bot Zc Lg24 A Eur </text:p>
          </table:table-cell>
          <table:table-cell table:style-name="ce263" office:value-type="string" calcext:value-type="string">
            <text:p>IT0005555963</text:p>
          </table:table-cell>
          <table:table-cell table:style-name="ce270" office:value-type="date" office:date-value="2023-07-14" calcext:value-type="date">
            <text:p>14/07/2023</text:p>
          </table:table-cell>
          <table:table-cell table:style-name="ce292" office:value-type="currency" office:currency="EUR" office:value="96.162" calcext:value-type="currency">
            <text:p>€ 96,162</text:p>
          </table:table-cell>
          <table:table-cell table:style-name="ce270" office:value-type="date" office:date-value="2024-07-12" calcext:value-type="date">
            <text:p>12/07/2024</text:p>
          </table:table-cell>
        </table:table-row>
        <table:table-row table:style-name="ro3">
          <table:table-cell table:style-name="ce256" office:value-type="string" calcext:value-type="string">
            <text:p>Bot Zc Jul24 S Eur </text:p>
          </table:table-cell>
          <table:table-cell table:style-name="ce264" office:value-type="string" calcext:value-type="string">
            <text:p>IT0005581506</text:p>
          </table:table-cell>
          <table:table-cell table:style-name="ce270" office:value-type="date" office:date-value="2024-01-31" calcext:value-type="date">
            <text:p>31/01/2024</text:p>
          </table:table-cell>
          <table:table-cell table:style-name="ce292" office:value-type="currency" office:currency="EUR" office:value="98.13" calcext:value-type="currency">
            <text:p>€ 98,130</text:p>
          </table:table-cell>
          <table:table-cell table:style-name="ce270" office:value-type="date" office:date-value="2024-07-31" calcext:value-type="date">
            <text:p>31/07/2024</text:p>
          </table:table-cell>
        </table:table-row>
        <table:table-row table:style-name="ro3">
          <table:table-cell table:style-name="ce257" office:value-type="string" calcext:value-type="string">
            <text:p>Bot Zc Ag24 A Eur </text:p>
          </table:table-cell>
          <table:table-cell table:style-name="ce266" office:value-type="string" calcext:value-type="string">
            <text:p>IT0005559817</text:p>
          </table:table-cell>
          <table:table-cell table:style-name="ce283" office:value-type="date" office:date-value="2023-08-14" calcext:value-type="date">
            <text:p>14/08/2023</text:p>
          </table:table-cell>
          <table:table-cell table:style-name="ce293" office:value-type="currency" office:currency="EUR" office:value="96.262" calcext:value-type="currency">
            <text:p>€ 96,262</text:p>
          </table:table-cell>
          <table:table-cell table:style-name="ce283" office:value-type="date" office:date-value="2024-08-14" calcext:value-type="date">
            <text:p>14/08/2024</text:p>
          </table:table-cell>
        </table:table-row>
        <table:table-row table:style-name="ro3">
          <table:table-cell table:style-name="ce257" office:value-type="string" calcext:value-type="string">
            <text:p>Bot Zc Sep24 A Eur </text:p>
          </table:table-cell>
          <table:table-cell table:style-name="ce266" office:value-type="string" calcext:value-type="string">
            <text:p>IT0005561458</text:p>
          </table:table-cell>
          <table:table-cell table:style-name="ce283" office:value-type="date" office:date-value="2023-09-14" calcext:value-type="date">
            <text:p>14/09/2023</text:p>
          </table:table-cell>
          <table:table-cell table:style-name="ce293" office:value-type="currency" office:currency="EUR" office:value="96.222" calcext:value-type="currency">
            <text:p>€ 96,222</text:p>
          </table:table-cell>
          <table:table-cell table:style-name="ce283" office:value-type="date" office:date-value="2024-09-13" calcext:value-type="date">
            <text:p>13/09/2024</text:p>
          </table:table-cell>
        </table:table-row>
        <table:table-row table:style-name="ro3">
          <table:table-cell table:style-name="ce257" office:value-type="string" calcext:value-type="string">
            <text:p>Bot Zc Oct24 A Eur </text:p>
          </table:table-cell>
          <table:table-cell table:style-name="ce266" office:value-type="string" calcext:value-type="string">
            <text:p>IT0005567778</text:p>
          </table:table-cell>
          <table:table-cell table:style-name="ce283" office:value-type="date" office:date-value="2023-10-13" calcext:value-type="date">
            <text:p>13/10/2023</text:p>
          </table:table-cell>
          <table:table-cell table:style-name="ce293" office:value-type="currency" office:currency="EUR" office:value="96.137" calcext:value-type="currency">
            <text:p>€ 96,137</text:p>
          </table:table-cell>
          <table:table-cell table:style-name="ce283" office:value-type="date" office:date-value="2024-10-14" calcext:value-type="date">
            <text:p>14/10/2024</text:p>
          </table:table-cell>
        </table:table-row>
        <table:table-row table:style-name="ro3">
          <table:table-cell table:style-name="ce257" office:value-type="string" calcext:value-type="string">
            <text:p>Bot Zc Nov24 A Eur </text:p>
          </table:table-cell>
          <table:table-cell table:style-name="ce266" office:value-type="string" calcext:value-type="string">
            <text:p>IT0005570855</text:p>
          </table:table-cell>
          <table:table-cell table:style-name="ce283" office:value-type="date" office:date-value="2023-11-14" calcext:value-type="date">
            <text:p>14/11/2023</text:p>
          </table:table-cell>
          <table:table-cell table:style-name="ce293" office:value-type="currency" office:currency="EUR" office:value="96.224" calcext:value-type="currency">
            <text:p>€ 96,224</text:p>
          </table:table-cell>
          <table:table-cell table:style-name="ce283" office:value-type="date" office:date-value="2024-11-14" calcext:value-type="date">
            <text:p>14/11/2024</text:p>
          </table:table-cell>
        </table:table-row>
        <table:table-row table:style-name="ro3">
          <table:table-cell table:style-name="ce257" office:value-type="string" calcext:value-type="string">
            <text:p>Bot Zc May24 S Eur </text:p>
          </table:table-cell>
          <table:table-cell table:style-name="ce266" office:value-type="string" calcext:value-type="string">
            <text:p>IT0005571960</text:p>
          </table:table-cell>
          <table:table-cell table:style-name="ce283" office:value-type="date" office:date-value="2023-11-30" calcext:value-type="date">
            <text:p>30/11/2023</text:p>
          </table:table-cell>
          <table:table-cell table:style-name="ce293" office:value-type="currency" office:currency="EUR" office:value="98.076" calcext:value-type="currency">
            <text:p>€ 98,076</text:p>
          </table:table-cell>
          <table:table-cell table:style-name="ce283" office:value-type="date" office:date-value="2024-05-31" calcext:value-type="date">
            <text:p>31/05/2024</text:p>
          </table:table-cell>
        </table:table-row>
        <table:table-row table:style-name="ro3">
          <table:table-cell table:style-name="ce257" office:value-type="string" calcext:value-type="string">
            <text:p>Bot Zc Dec24 A Eur </text:p>
          </table:table-cell>
          <table:table-cell table:style-name="ce266" office:value-type="string" calcext:value-type="string">
            <text:p>IT0005575482</text:p>
          </table:table-cell>
          <table:table-cell table:style-name="ce283" office:value-type="date" office:date-value="2023-12-14" calcext:value-type="date">
            <text:p>14/12/2023</text:p>
          </table:table-cell>
          <table:table-cell table:style-name="ce293" office:value-type="currency" office:currency="EUR" office:value="96.547" calcext:value-type="currency">
            <text:p>€ 96,547</text:p>
          </table:table-cell>
          <table:table-cell table:style-name="ce283" office:value-type="date" office:date-value="2024-12-13" calcext:value-type="date">
            <text:p>13/12/2024</text:p>
          </table:table-cell>
        </table:table-row>
        <table:table-row table:style-name="ro3">
          <table:table-cell table:style-name="ce257" office:value-type="string" calcext:value-type="string">
            <text:p>Bot Zc Jan25 Eur </text:p>
          </table:table-cell>
          <table:table-cell table:style-name="ce266" office:value-type="string" calcext:value-type="string">
            <text:p>IT0005580003</text:p>
          </table:table-cell>
          <table:table-cell table:style-name="ce283" office:value-type="date" office:date-value="2024-01-12" calcext:value-type="date">
            <text:p>12/01/2024</text:p>
          </table:table-cell>
          <table:table-cell table:style-name="ce293" office:value-type="currency" office:currency="EUR" office:value="96.97" calcext:value-type="currency">
            <text:p>€ 96,970</text:p>
          </table:table-cell>
          <table:table-cell table:style-name="ce283" office:value-type="date" office:date-value="2025-01-14" calcext:value-type="date">
            <text:p>14/01/2025</text:p>
          </table:table-cell>
        </table:table-row>
        <table:table-row table:style-name="ro3">
          <table:table-cell table:style-name="ce258" office:value-type="string" calcext:value-type="string">
            <text:p>Bot Zc Feb25 A Eur </text:p>
          </table:table-cell>
          <table:table-cell table:style-name="ce268" office:value-type="string" calcext:value-type="string">
            <text:p>IT0005582868</text:p>
          </table:table-cell>
          <table:table-cell table:style-name="ce283" office:value-type="date" office:date-value="2024-02-14" calcext:value-type="date">
            <text:p>14/02/2024</text:p>
          </table:table-cell>
          <table:table-cell table:style-name="ce293" office:value-type="currency" office:currency="EUR" office:value="96.543" calcext:value-type="currency">
            <text:p>€ 96,543</text:p>
          </table:table-cell>
          <table:table-cell table:style-name="ce283" office:value-type="date" office:date-value="2025-02-14" calcext:value-type="date">
            <text:p>14/02/2025</text:p>
          </table:table-cell>
        </table:table-row>
        <table:table-row table:style-name="ro3">
          <table:table-cell table:style-name="ce258" office:value-type="string" calcext:value-type="string">
            <text:p>Bot Zc Mar25 A Eur </text:p>
          </table:table-cell>
          <table:table-cell table:style-name="ce266" office:value-type="string" calcext:value-type="string">
            <text:p>IT0005586349</text:p>
          </table:table-cell>
          <table:table-cell table:style-name="ce283" office:value-type="date" office:date-value="2024-03-14" calcext:value-type="date">
            <text:p>14/03/2024</text:p>
          </table:table-cell>
          <table:table-cell table:style-name="ce293" office:value-type="currency" office:currency="EUR" office:value="96.53" calcext:value-type="currency">
            <text:p>€ 96,530</text:p>
          </table:table-cell>
          <table:table-cell table:style-name="ce283" office:value-type="date" office:date-value="2025-03-14" calcext:value-type="date">
            <text:p>14/03/2025</text:p>
          </table:table-cell>
        </table:table-row>
        <table:table-row table:style-name="ro3">
          <table:table-cell table:style-name="ce259" office:value-type="string" calcext:value-type="string">
            <text:p>Bot Zc Sep24 S Eur </text:p>
          </table:table-cell>
          <table:table-cell table:style-name="ce266" office:value-type="string" calcext:value-type="string">
            <text:p>IT0005589046</text:p>
          </table:table-cell>
          <table:table-cell table:style-name="ce283" office:value-type="date" office:date-value="2024-03-28" calcext:value-type="date">
            <text:p>28/03/2024</text:p>
          </table:table-cell>
          <table:table-cell table:style-name="ce293" office:value-type="currency" office:currency="EUR" office:value="98.092" calcext:value-type="currency">
            <text:p>€ 98,092</text:p>
          </table:table-cell>
          <table:table-cell table:style-name="ce283" office:value-type="date" office:date-value="2024-09-30" calcext:value-type="date">
            <text:p>30/09/2024</text:p>
          </table:table-cell>
        </table:table-row>
        <table:table-row table:style-name="ro3">
          <table:table-cell table:style-name="ce258" office:value-type="string" calcext:value-type="string">
            <text:p>Bot Zc Apr25 A Eur </text:p>
          </table:table-cell>
          <table:table-cell table:style-name="ce266" office:value-type="string" calcext:value-type="string">
            <text:p>IT0005592370</text:p>
          </table:table-cell>
          <table:table-cell table:style-name="ce283" office:value-type="date" office:date-value="2024-04-12" calcext:value-type="date">
            <text:p>12/04/2024</text:p>
          </table:table-cell>
          <table:table-cell table:style-name="ce293" office:value-type="currency" office:currency="EUR" office:value="96.524" calcext:value-type="currency">
            <text:p>€ 96,524</text:p>
          </table:table-cell>
          <table:table-cell table:style-name="ce283" office:value-type="date" office:date-value="2025-04-14" calcext:value-type="date">
            <text:p>14/04/2025</text:p>
          </table:table-cell>
        </table:table-row>
        <table:table-row table:style-name="ro3">
          <table:table-cell table:style-name="ce261" office:value-type="string" calcext:value-type="string">
            <text:p>Bot Zc May25 A Eur </text:p>
          </table:table-cell>
          <table:table-cell table:style-name="ce266" office:value-type="string" calcext:value-type="string">
            <text:p>IT0005595605</text:p>
          </table:table-cell>
          <table:table-cell table:style-name="ce290" office:value-type="date" office:date-value="2024-04-14" calcext:value-type="date">
            <text:p>14/04/2024</text:p>
          </table:table-cell>
          <table:table-cell table:style-name="ce293" office:value-type="currency" office:currency="EUR" office:value="96.53" calcext:value-type="currency">
            <text:p>€ 96,530</text:p>
          </table:table-cell>
          <table:table-cell table:style-name="ce283" office:value-type="date" office:date-value="2025-05-14" calcext:value-type="date">
            <text:p>14/05/2025</text:p>
          </table:table-cell>
        </table:table-row>
        <table:table-row table:style-name="ro3" table:number-rows-repeated="1048543">
          <table:table-cell table:number-columns-repeated="5"/>
        </table:table-row>
        <table:table-row table:style-name="ro3">
          <table:table-cell table:number-columns-repeated="5"/>
        </table:table-row>
      </table:table>
      <table:table table:name="Previsione Prezzo d'Asta BOT" table:style-name="ta1">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30" table:default-cell-style-name="Default"/>
        <table:table-column table:style-name="co41" table:default-cell-style-name="Default"/>
        <table:table-column table:style-name="co42" table:default-cell-style-name="Default"/>
        <table:table-column table:style-name="co20" table:number-columns-repeated="2" table:default-cell-style-name="Default"/>
        <table:table-column table:style-name="co46" table:default-cell-style-name="Default"/>
        <table:table-column table:style-name="co47" table:number-columns-repeated="2" table:default-cell-style-name="Default"/>
        <table:table-column table:style-name="co33"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51" table:default-cell-style-name="Default"/>
        <table:table-column table:style-name="co52" table:default-cell-style-name="Default"/>
        <table:table-row table:style-name="ro3">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6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3">
          <table:table-cell table:style-name="ce63" office:value-type="string" calcext:value-type="string">
            <text:p>Nome</text:p>
          </table:table-cell>
          <table:table-cell table:style-name="ce63" office:value-type="string" calcext:value-type="string">
            <text:p>Ultimo Prezzo</text:p>
          </table:table-cell>
          <table:table-cell table:style-name="ce63" office:value-type="string" calcext:value-type="string">
            <text:p>Data Ultimo Prezzo</text:p>
          </table:table-cell>
          <table:table-cell table:style-name="ce63" office:value-type="string" calcext:value-type="string">
            <text:p>Data Emissione</text:p>
          </table:table-cell>
          <table:table-cell table:style-name="ce63" office:value-type="string" calcext:value-type="string">
            <text:p>Data Scadenza</text:p>
          </table:table-cell>
          <table:table-cell table:style-name="ce63" office:value-type="string" calcext:value-type="string">
            <text:p>Durata Residua</text:p>
          </table:table-cell>
          <table:table-cell table:number-columns-repeated="2"/>
          <table:table-cell table:style-name="ce63" office:value-type="string" calcext:value-type="string">
            <text:p>Nome</text:p>
          </table:table-cell>
          <table:table-cell table:style-name="ce63" office:value-type="string" calcext:value-type="string">
            <text:p>Data Stima</text:p>
          </table:table-cell>
          <table:table-cell table:style-name="ce63" office:value-type="string" calcext:value-type="string">
            <text:p>Stima Prezzo Emissione</text:p>
          </table:table-cell>
          <table:table-cell table:style-name="ce63" office:value-type="string" calcext:value-type="string">
            <text:p>Prezzo Emissione</text:p>
          </table:table-cell>
          <table:table-cell table:style-name="ce63" office:value-type="string" calcext:value-type="string">
            <text:p>Errore</text:p>
          </table:table-cell>
          <table:table-cell table:style-name="ce302"/>
          <table:table-cell table:number-columns-repeated="4"/>
        </table:table-row>
        <table:table-row table:style-name="ro3">
          <table:table-cell table:style-name="ce261" table:content-validation-name="val5" office:value-type="string" calcext:value-type="string">
            <text:p>Bot Zc Apr25 A Eur </text:p>
          </table:table-cell>
          <table:table-cell table:style-name="ce289" table:formula="of:=VLOOKUP([.A3];[$Quotazioni.A:$Quotazioni.C];3;FALSE())" office:value-type="float" office:value="96.835" calcext:value-type="float">
            <text:p>96,835</text:p>
          </table:table-cell>
          <table:table-cell table:style-name="ce297" table:formula="of:=TODAY()" office:value-type="date" office:date-value="2024-05-11" calcext:value-type="date">
            <text:p>11/05/2024</text:p>
          </table:table-cell>
          <table:table-cell table:style-name="ce297" table:formula="of:=VLOOKUP([.A3];[$Emissioni.A:$Emissioni.E];3;FALSE())" office:value-type="date" office:date-value="2024-04-12" calcext:value-type="date">
            <text:p>12/04/2024</text:p>
          </table:table-cell>
          <table:table-cell table:style-name="ce297" table:formula="of:=VLOOKUP([.A3];[$Emissioni.A:$Emissioni.E];5;FALSE())" office:value-type="date" office:date-value="2025-04-14" calcext:value-type="date">
            <text:p>14/04/2025</text:p>
          </table:table-cell>
          <table:table-cell table:style-name="ce244" table:formula="of:=[.E3]-[.C3]" office:value-type="float" office:value="338" calcext:value-type="float">
            <text:p>338</text:p>
          </table:table-cell>
          <table:table-cell/>
          <table:table-cell table:style-name="ce249"/>
          <table:table-cell table:style-name="ce261" office:value-type="string" calcext:value-type="string">
            <text:p>Bot Zc Mar25 A Eur</text:p>
          </table:table-cell>
          <table:table-cell table:style-name="ce304"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3">
          <table:table-cell table:number-columns-repeated="3"/>
          <table:table-cell table:style-name="ce301" table:number-columns-repeated="3"/>
          <table:table-cell table:number-columns-repeated="2"/>
          <table:table-cell table:style-name="ce261" office:value-type="string" calcext:value-type="string">
            <text:p>Bot Zc Sep24 S Eur</text:p>
          </table:table-cell>
          <table:table-cell table:style-name="ce304" office:value-type="date" office:date-value="2024-03-25" calcext:value-type="date">
            <text:p>25/03/2024</text:p>
          </table:table-cell>
          <table:table-cell table:style-name="ce328" office:value-type="float" office:value="98.166" calcext:value-type="float">
            <text:p>98,166</text:p>
          </table:table-cell>
          <table:table-cell table:style-name="ce328"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3">
          <table:table-cell table:style-name="ce265" office:value-type="string" calcext:value-type="string" table:number-columns-spanned="2" table:number-rows-spanned="1">
            <text:p>BOT Nuova Emissione</text:p>
          </table:table-cell>
          <table:covered-table-cell table:style-name="ce261"/>
          <table:table-cell table:number-columns-repeated="3"/>
          <table:table-cell table:style-name="ce301"/>
          <table:table-cell table:style-name="ce302"/>
          <table:table-cell/>
          <table:table-cell table:style-name="ce261" office:value-type="string" calcext:value-type="string">
            <text:p>Bot Zc Apr25 A Eur</text:p>
          </table:table-cell>
          <table:table-cell table:style-name="ce304" office:value-type="date" office:date-value="2024-04-09" calcext:value-type="date">
            <text:p>09/04/2024</text:p>
          </table:table-cell>
          <table:table-cell table:style-name="ce328" office:value-type="float" office:value="96.606" calcext:value-type="float">
            <text:p>96,606</text:p>
          </table:table-cell>
          <table:table-cell table:style-name="ce328" office:value-type="float" office:value="96.524" calcext:value-type="float">
            <text:p>96,524</text:p>
          </table:table-cell>
          <table:table-cell table:style-name="ce328" table:formula="of:=[.K5]-[.L5]" office:value-type="float" office:value="0.0819999999999936" calcext:value-type="float">
            <text:p>0,082</text:p>
          </table:table-cell>
          <table:table-cell table:style-name="ce302"/>
          <table:table-cell table:number-columns-repeated="4"/>
        </table:table-row>
        <table:table-row table:style-name="ro3">
          <table:table-cell table:style-name="ce63" office:value-type="string" calcext:value-type="string">
            <text:p>Prezzo Stimato</text:p>
          </table:table-cell>
          <table:table-cell table:style-name="ce63" office:value-type="string" calcext:value-type="string">
            <text:p>Rendimento Lordo Stimato</text:p>
          </table:table-cell>
          <table:table-cell table:number-columns-repeated="3"/>
          <table:table-cell table:style-name="ce301"/>
          <table:table-cell table:style-name="ce302"/>
          <table:table-cell/>
          <table:table-cell table:style-name="ce261" office:value-type="string" calcext:value-type="string">
            <text:p>Bot Zc Apr25 S Eur</text:p>
          </table:table-cell>
          <table:table-cell table:style-name="ce304" office:value-type="date" office:date-value="2024-04-23" calcext:value-type="date">
            <text:p>23/04/2024</text:p>
          </table:table-cell>
          <table:table-cell table:style-name="ce328" office:value-type="float" office:value="96.16" calcext:value-type="float">
            <text:p>96,160</text:p>
          </table:table-cell>
          <table:table-cell table:style-name="ce328" office:value-type="float" office:value="96.524" calcext:value-type="float">
            <text:p>96,524</text:p>
          </table:table-cell>
          <table:table-cell table:style-name="ce328" table:formula="of:=[.K6]-[.L6]" office:value-type="float" office:value="-0.364000000000004" calcext:value-type="float">
            <text:p>-0,364</text:p>
          </table:table-cell>
          <table:table-cell table:style-name="ce302"/>
          <table:table-cell table:number-columns-repeated="4"/>
        </table:table-row>
        <table:table-row table:style-name="ro3">
          <table:table-cell table:style-name="ce289" table:formula="of:=[.B3]-((([.E3]-[.D3])-[.F3])*((100-[.B3])/[.F3]))" office:value-type="float" office:value="96.5634467455621" calcext:value-type="float">
            <text:p>96,563</text:p>
          </table:table-cell>
          <table:table-cell table:style-name="ce300" table:formula="of:=(100/[.A7])^(1/YEARFRAC([.D3];[.E3];1))-1" office:value-type="percentage" office:value="0.0354405472318073" calcext:value-type="percentage">
            <text:p>3,54%</text:p>
          </table:table-cell>
          <table:table-cell table:number-columns-repeated="6"/>
          <table:table-cell table:style-name="ce261" office:value-type="string" calcext:value-type="string">
            <text:p>Bot Zc May25 A Eur</text:p>
          </table:table-cell>
          <table:table-cell table:style-name="ce304" office:value-type="date" office:date-value="2024-05-08" calcext:value-type="date">
            <text:p>08/05/2024</text:p>
          </table:table-cell>
          <table:table-cell table:style-name="ce328" office:value-type="float" office:value="96.525" calcext:value-type="float">
            <text:p>96,525</text:p>
          </table:table-cell>
          <table:table-cell table:style-name="ce328" office:value-type="float" office:value="96.53" calcext:value-type="float">
            <text:p>96,530</text:p>
          </table:table-cell>
          <table:table-cell table:style-name="ce328" table:formula="of:=[.K7]-[.L7]" office:value-type="float" office:value="-0.00499999999999545" calcext:value-type="float">
            <text:p>-0,005</text:p>
          </table:table-cell>
          <table:table-cell table:style-name="ce302"/>
          <table:table-cell table:number-columns-repeated="4"/>
        </table:table-row>
        <table:table-row table:style-name="ro3">
          <table:table-cell table:number-columns-repeated="10"/>
          <table:table-cell table:style-name="ce301" table:number-columns-repeated="3"/>
          <table:table-cell table:style-name="ce302"/>
          <table:table-cell table:number-columns-repeated="4"/>
        </table:table-row>
        <table:table-row table:style-name="ro3">
          <table:table-cell table:number-columns-repeated="4"/>
          <table:table-cell table:style-name="ce249"/>
          <table:table-cell table:number-columns-repeated="13"/>
        </table:table-row>
        <table:table-row table:style-name="ro3" table:number-rows-repeated="1048566">
          <table:table-cell table:number-columns-repeated="18"/>
        </table:table-row>
        <table:table-row table:style-name="ro3">
          <table:table-cell table:number-columns-repeated="18"/>
        </table:table-row>
      </table:table>
      <table:table table:name="Calendario Emissioni" table:style-name="ta1">
        <table:table-column table:style-name="co43" table:default-cell-style-name="ce322"/>
        <table:table-column table:style-name="co44" table:default-cell-style-name="ce325"/>
        <table:table-column table:style-name="co45" table:default-cell-style-name="ce326"/>
        <table:table-column table:style-name="co44" table:default-cell-style-name="ce329"/>
        <table:table-column table:style-name="co44" table:default-cell-style-name="ce326"/>
        <table:table-column table:style-name="co44" table:default-cell-style-name="ce329"/>
        <table:table-row table:style-name="ro3">
          <table:table-cell table:style-name="ce320" office:value-type="string" calcext:value-type="string">
            <text:p>Data</text:p>
          </table:table-cell>
          <table:table-cell table:style-name="ce324" office:value-type="string" calcext:value-type="string">
            <text:p>Evento</text:p>
          </table:table-cell>
          <table:table-cell table:style-name="ce320" office:value-type="string" calcext:value-type="string">
            <text:p>Data</text:p>
          </table:table-cell>
          <table:table-cell table:style-name="ce324" office:value-type="string" calcext:value-type="string">
            <text:p>Evento</text:p>
          </table:table-cell>
          <table:table-cell table:style-name="ce320" office:value-type="string" calcext:value-type="string">
            <text:p>Data</text:p>
          </table:table-cell>
          <table:table-cell table:style-name="ce324" office:value-type="string" calcext:value-type="string">
            <text:p>Evento</text:p>
          </table:table-cell>
        </table:table-row>
        <table:table-row table:style-name="ro3">
          <table:table-cell table:style-name="ce321" office:value-type="string" calcext:value-type="string" table:number-columns-spanned="2" table:number-rows-spanned="1">
            <text:p>Gennaio</text:p>
          </table:table-cell>
          <table:covered-table-cell table:style-name="ce261"/>
          <table:table-cell table:style-name="ce321" office:value-type="string" calcext:value-type="string" table:number-columns-spanned="2" table:number-rows-spanned="1">
            <text:p>Maggio</text:p>
          </table:table-cell>
          <table:covered-table-cell table:style-name="ce261"/>
          <table:table-cell table:style-name="ce321" office:value-type="string" calcext:value-type="string" table:number-columns-spanned="2" table:number-rows-spanned="1">
            <text:p>Settembre</text:p>
          </table:table-cell>
          <table:covered-table-cell table:style-name="ce261"/>
        </table:table-row>
        <table:table-row table:style-name="ro3">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3">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3">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3">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3">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3">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3">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3">
          <table:table-cell table:style-name="ce321" office:value-type="string" calcext:value-type="string" table:number-columns-spanned="2" table:number-rows-spanned="1">
            <text:p>Febbraio</text:p>
          </table:table-cell>
          <table:covered-table-cell table:style-name="ce261"/>
          <table:table-cell table:style-name="ce321" office:value-type="string" calcext:value-type="string" table:number-columns-spanned="2" table:number-rows-spanned="1">
            <text:p>Giugno</text:p>
          </table:table-cell>
          <table:covered-table-cell table:style-name="ce261"/>
          <table:table-cell table:style-name="ce321" office:value-type="string" calcext:value-type="string" table:number-columns-spanned="2" table:number-rows-spanned="1">
            <text:p>Ottobre</text:p>
          </table:table-cell>
          <table:covered-table-cell table:style-name="ce261"/>
        </table:table-row>
        <table:table-row table:style-name="ro3">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3">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3">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3">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3">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3">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3">
          <table:table-cell table:style-name="ce323" office:value-type="string" calcext:value-type="string" table:number-columns-spanned="2" table:number-rows-spanned="1">
            <text:p>Marzo</text:p>
          </table:table-cell>
          <table:covered-table-cell table:style-name="ce261"/>
          <table:table-cell table:style-name="ce323" office:value-type="string" calcext:value-type="string" table:number-columns-spanned="2" table:number-rows-spanned="1">
            <text:p>Luglio</text:p>
          </table:table-cell>
          <table:covered-table-cell table:style-name="ce261"/>
          <table:table-cell table:style-name="ce323" office:value-type="string" calcext:value-type="string" table:number-columns-spanned="2" table:number-rows-spanned="1">
            <text:p>Novembre</text:p>
          </table:table-cell>
          <table:covered-table-cell table:style-name="ce261"/>
        </table:table-row>
        <table:table-row table:style-name="ro3">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3">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3">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3">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3">
          <table:table-cell office:value-type="date" office:date-value="2024-03-26" calcext:value-type="date">
            <text:p>26/03/2024</text:p>
          </table:table-cell>
          <table:table-cell office:value-type="string" calcext:value-type="string">
            <text:p>Asta</text:p>
          </table:table-cell>
          <table:table-cell table:style-name="ce304" office:value-type="date" office:date-value="2024-07-26" calcext:value-type="date">
            <text:p>26/07/2024</text:p>
          </table:table-cell>
          <table:table-cell table:style-name="ce261" office:value-type="string" calcext:value-type="string">
            <text:p>Asta</text:p>
          </table:table-cell>
          <table:table-cell table:style-name="ce304" office:value-type="date" office:date-value="2024-11-26" calcext:value-type="date">
            <text:p>26/11/2024</text:p>
          </table:table-cell>
          <table:table-cell table:style-name="ce261" office:value-type="string" calcext:value-type="string">
            <text:p>Asta</text:p>
          </table:table-cell>
        </table:table-row>
        <table:table-row table:style-name="ro3">
          <table:table-cell office:value-type="date" office:date-value="2024-03-28" calcext:value-type="date">
            <text:p>28/03/2024</text:p>
          </table:table-cell>
          <table:table-cell office:value-type="string" calcext:value-type="string">
            <text:p>Regolamento</text:p>
          </table:table-cell>
          <table:table-cell table:style-name="ce304" office:value-type="date" office:date-value="2024-07-31" calcext:value-type="date">
            <text:p>31/07/2024</text:p>
          </table:table-cell>
          <table:table-cell table:style-name="ce261" office:value-type="string" calcext:value-type="string">
            <text:p>Regolamento</text:p>
          </table:table-cell>
          <table:table-cell table:style-name="ce304" office:value-type="date" office:date-value="2024-11-28" calcext:value-type="date">
            <text:p>28/11/2024</text:p>
          </table:table-cell>
          <table:table-cell table:style-name="ce261" office:value-type="string" calcext:value-type="string">
            <text:p>Regolamento</text:p>
          </table:table-cell>
        </table:table-row>
        <table:table-row table:style-name="ro3">
          <table:table-cell table:style-name="ce323" office:value-type="string" calcext:value-type="string" table:number-columns-spanned="2" table:number-rows-spanned="1">
            <text:p>Aprile</text:p>
          </table:table-cell>
          <table:covered-table-cell table:style-name="ce261"/>
          <table:table-cell table:style-name="ce323" office:value-type="string" calcext:value-type="string" table:number-columns-spanned="2" table:number-rows-spanned="1">
            <text:p>Agosto</text:p>
          </table:table-cell>
          <table:covered-table-cell table:style-name="ce261"/>
          <table:table-cell table:style-name="ce323" office:value-type="string" calcext:value-type="string" table:number-columns-spanned="2" table:number-rows-spanned="1">
            <text:p>Dicembre</text:p>
          </table:table-cell>
          <table:covered-table-cell table:style-name="ce261"/>
        </table:table-row>
        <table:table-row table:style-name="ro3">
          <table:table-cell office:value-type="date" office:date-value="2024-04-05" calcext:value-type="date">
            <text:p>05/04/2024</text:p>
          </table:table-cell>
          <table:table-cell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3">
          <table:table-cell office:value-type="date" office:date-value="2024-04-10" calcext:value-type="date">
            <text:p>10/04/2024</text:p>
          </table:table-cell>
          <table:table-cell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3">
          <table:table-cell office:value-type="date" office:date-value="2024-04-12" calcext:value-type="date">
            <text:p>12/04/2024</text:p>
          </table:table-cell>
          <table:table-cell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3">
          <table:table-cell office:value-type="date" office:date-value="2024-04-22" calcext:value-type="date">
            <text:p>22/04/2024</text:p>
          </table:table-cell>
          <table:table-cell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3">
          <table:table-cell office:value-type="date" office:date-value="2024-04-24" calcext:value-type="date">
            <text:p>24/04/2024</text:p>
          </table:table-cell>
          <table:table-cell office:value-type="string" calcext:value-type="string">
            <text:p>Asta</text:p>
          </table:table-cell>
          <table:table-cell table:style-name="ce304" office:value-type="date" office:date-value="2024-08-28" calcext:value-type="date">
            <text:p>28/08/2024</text:p>
          </table:table-cell>
          <table:table-cell table:style-name="ce261" office:value-type="string" calcext:value-type="string">
            <text:p>Asta</text:p>
          </table:table-cell>
          <table:table-cell table:style-name="ce304" office:value-type="date" office:date-value="2024-12-27" calcext:value-type="date">
            <text:p>27/12/2024</text:p>
          </table:table-cell>
          <table:table-cell table:style-name="ce261" office:value-type="string" calcext:value-type="string">
            <text:p>Asta</text:p>
          </table:table-cell>
        </table:table-row>
        <table:table-row table:style-name="ro3">
          <table:table-cell office:value-type="date" office:date-value="2024-04-30" calcext:value-type="date">
            <text:p>30/04/2024</text:p>
          </table:table-cell>
          <table:table-cell office:value-type="string" calcext:value-type="string">
            <text:p>Regolamento</text:p>
          </table:table-cell>
          <table:table-cell table:style-name="ce304" office:value-type="date" office:date-value="2024-08-30" calcext:value-type="date">
            <text:p>30/08/2024</text:p>
          </table:table-cell>
          <table:table-cell table:style-name="ce261" office:value-type="string" calcext:value-type="string">
            <text:p>Regolamento</text:p>
          </table:table-cell>
          <table:table-cell table:style-name="ce304" office:value-type="date" office:date-value="2024-12-29" calcext:value-type="date">
            <text:p>29/12/2024</text:p>
          </table:table-cell>
          <table:table-cell table:style-name="ce261"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5-11T10:57:56.777835149</dc:date>
    <meta:generator>LibreOffice/7.5.2.2$MacOSX_X86_64 LibreOffice_project/53bb9681a964705cf672590721dbc85eb4d0c3a2</meta:generator>
    <meta:editing-duration>P13DT23H56M</meta:editing-duration>
    <meta:editing-cycles>276</meta:editing-cycles>
    <meta:document-statistic meta:table-count="6" meta:cell-count="812" meta:object-count="0"/>
    <meta:user-defined meta:name=""/>
    <meta:user-defined meta:name="AppVersion">16.0300</meta:user-defined>
  </office:meta>
</office:document-meta>
</file>